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settings.xml" manifest:media-type="text/xml"/>
  <manifest:file-entry manifest:full-path="styles.xml" manifest:media-type="text/xml"/>
  <manifest:file-entry manifest:full-path="media/image2.jpg" manifest:media-type="image/png"/>
  <manifest:file-entry manifest:full-path="media/image3.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943">
      <style:text-properties fo:font-variant="normal" fo:text-transform="none" fo:color="#f22e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8">
      <style:drawing-page-properties draw:fill="bitmap" draw:fill-image-name="a947" style:repeat="stretch"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949">
      <style:text-properties fo:font-variant="normal" fo:text-transform="none" fo:color="#f22e00" style:text-line-through-type="none" style:text-line-through-style="none" style:text-line-through-width="auto" style:text-line-through-color="font-color" style:text-position="0% 100%" fo:font-family="Neue Haas Grotesk Text Pro" fo:font-size="0.66667in" style:font-size-asian="0.66667in" style:font-size-complex="0.66667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782">
      <style:drawing-page-properties draw:fill="bitmap" draw:fill-image-name="a781" style:repeat="stretch"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783">
      <style:text-properties fo:font-variant="normal" fo:text-transform="none" fo:color="#f22e00" style:text-line-through-type="none" style:text-line-through-style="none" style:text-line-through-width="auto" style:text-line-through-color="font-color" style:text-position="0% 100%" fo:font-family="Neue Haas Grotesk Text Pro" fo:font-size="0.66667in" style:font-size-asian="0.66667in" style:font-size-complex="0.66667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f22e00" style:text-line-through-type="none" style:text-line-through-style="none" style:text-line-through-width="auto" style:text-line-through-color="font-color" style:text-position="0% 100%" fo:font-family="Neue Haas Grotesk Tex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Calibr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7%" fo:text-align="left" style:tab-stop-distance="1in" fo:margin-left="0in" fo:margin-right="0in" fo:text-indent="-0.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07%" fo:text-align="left" style:tab-stop-distance="1in" fo:margin-left="0in" fo:margin-right="0in" fo:text-indent="-0.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f22e00" style:text-line-through-type="none" style:text-line-through-style="none" style:text-line-through-width="auto" style:text-line-through-color="font-color" style:text-position="0% 100%" fo:font-family="Neue Haas Grotesk Tex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3">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4">
      <style:text-properties fo:font-variant="normal" fo:text-transform="none" fo:color="#f22e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5">
      <style:text-properties fo:font-variant="normal" fo:text-transform="none" fo:color="#f22e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9">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Calibri" style:font-family-generic-complex="swiss" style:font-pitch-complex="variable"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Calibr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Calibri" style:font-family-generic-complex="swiss" style:font-pitch-complex="variable"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Calibr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Calibr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0">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7%" fo:text-align="left" style:tab-stop-distance="1in" fo:margin-left="0in" fo:margin-right="0in" fo:text-indent="-0.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f22e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8">
      <style:drawing-page-properties draw:fill="bitmap" draw:fill-image-name="a847" style:repeat="stretch"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849">
      <style:text-properties fo:font-variant="normal" fo:text-transform="none" fo:color="#f22e00" style:text-line-through-type="none" style:text-line-through-style="none" style:text-line-through-width="auto" style:text-line-through-color="font-color" style:text-position="0% 100%" fo:font-family="Neue Haas Grotesk Text Pro" fo:font-size="0.66667in" style:font-size-asian="0.66667in" style:font-size-complex="0.66667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f22e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2">
      <style:text-properties fo:font-variant="normal" fo:text-transform="none" fo:color="#f22e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3">
      <style:text-properties fo:font-variant="normal" fo:text-transform="none" fo:color="#f22e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7">
      <style:text-properties fo:font-variant="normal" fo:text-transform="none" fo:color="#f22e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04">
      <style:drawing-page-properties draw:fill="bitmap" draw:fill-image-name="a1003" style:repeat="stretch"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005">
      <style:text-properties fo:font-variant="normal" fo:text-transform="none" fo:color="#f22e00" style:text-line-through-type="none" style:text-line-through-style="none" style:text-line-through-width="auto" style:text-line-through-color="font-color" style:text-position="0% 100%" fo:font-family="Neue Haas Grotesk Text Pro" fo:font-size="0.59722in" style:font-size-asian="0.59722in" style:font-size-complex="0.59722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6">
      <style:text-properties fo:font-variant="normal" fo:text-transform="none" fo:color="#f22e00" style:text-line-through-type="none" style:text-line-through-style="none" style:text-line-through-width="auto" style:text-line-through-color="font-color" style:text-position="0% 100%" fo:font-family="Neue Haas Grotesk Text Pro"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7">
      <style:text-properties fo:font-variant="normal" fo:text-transform="none" fo:color="#f22e00" style:text-line-through-type="none" style:text-line-through-style="none" style:text-line-through-width="auto" style:text-line-through-color="font-color" style:text-position="0% 100%" fo:font-family="Neue Haas Grotesk Text Pro" fo:font-size="0.59722in" style:font-size-asian="0.59722in" style:font-size-complex="0.59722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8">
      <style:text-properties fo:font-variant="normal" fo:text-transform="none" fo:color="#f22e00" style:text-line-through-type="none" style:text-line-through-style="none" style:text-line-through-width="auto" style:text-line-through-color="font-color" style:text-position="0% 100%" fo:font-family="Neue Haas Grotesk Text Pro"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f22e00" style:text-line-through-type="none" style:text-line-through-style="none" style:text-line-through-width="auto" style:text-line-through-color="font-color" style:text-position="0% 100%" fo:font-family="Neue Haas Grotesk Tex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3">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4">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6">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0">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2">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2">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f22e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f22e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6">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8">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1">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5">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6">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0">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4">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f22e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1">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4">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83">
      <style:drawing-page-properties draw:fill="bitmap" draw:fill-image-name="a982" style:repeat="stretch"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915">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f22e00" style:text-line-through-type="none" style:text-line-through-style="none" style:text-line-through-width="auto" style:text-line-through-color="font-color" style:text-position="0% 100%" fo:font-family="Neue Haas Grotesk Text Pro" fo:font-size="0.66667in" style:font-size-asian="0.66667in" style:font-size-complex="0.66667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5">
      <style:text-properties fo:font-variant="normal" fo:text-transform="none" fo:color="#f22e00" style:text-line-through-type="none" style:text-line-through-style="none" style:text-line-through-width="auto" style:text-line-through-color="font-color" style:text-position="0% 100%" fo:font-family="Neue Haas Grotesk Tex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8">
      <style:text-properties fo:font-variant="normal" fo:text-transform="none" fo:color="#f22e00" style:text-line-through-type="none" style:text-line-through-style="none" style:text-line-through-width="auto" style:text-line-through-color="font-color" style:text-position="0% 100%" fo:font-family="Neue Haas Grotesk Tex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8">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1">
      <style:drawing-page-properties draw:fill="bitmap" draw:fill-image-name="a1020" style:repeat="stretch"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022">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5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26">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ffc000" style:text-line-through-type="none" style:text-line-through-style="none" style:text-line-through-width="auto" style:text-line-through-color="font-color" style:text-position="0% 100%" fo:font-family="Bahnschrift Condensed" style:font-family-complex="Times New Roman" style:font-family-generic="swiss" style:font-family-generic-complex="roman" style:font-pitch="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029">
      <style:text-properties fo:font-variant="normal" fo:text-transform="none" fo:color="#ffc000" style:text-line-through-type="none" style:text-line-through-style="none" style:text-line-through-width="auto" style:text-line-through-color="font-color" style:text-position="0% 100%" fo:font-family="Bahnschrift Condensed" style:font-family-complex="Times New Roman" style:font-family-generic="swiss" style:font-family-generic-complex="roman" style:font-pitch="variable" style:font-pitch-complex="variable" fo:font-size="1.11111in" style:font-size-asian="1.11111in" style:font-size-complex="1.11111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6" style:parent-style-name="Graphics">
      <style:graphic-properties draw:fill="none" fo:clip="rect(0in, 2.083in, 0in, 2.73367in)" draw:stroke="non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Calibr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2">
      <style:drawing-page-properties draw:fill="bitmap" draw:fill-image-name="a871" style:repeat="stretch"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Calibri" style:font-family-generic-complex="swiss" style:font-pitch-complex="variable"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Calibr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f22e00" style:text-line-through-type="none" style:text-line-through-style="none" style:text-line-through-width="auto" style:text-line-through-color="font-color" style:text-position="0% 100%" fo:font-family="Neue Haas Grotesk Text Pro" fo:font-size="0.66667in" style:font-size-asian="0.66667in" style:font-size-complex="0.66667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f22e00" style:text-line-through-type="none" style:text-line-through-style="none" style:text-line-through-width="auto" style:text-line-through-color="font-color" style:text-position="0% 100%" fo:font-family="Neue Haas Grotesk Tex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Calibri" style:font-family-generic-complex="swiss" style:font-pitch-complex="variable"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Calibr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3">
      <style:drawing-page-properties draw:fill="bitmap" draw:fill-image-name="a922" style:repeat="stretch"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991">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4">
      <style:text-properties fo:font-variant="normal" fo:text-transform="none" fo:color="#f22e00" style:text-line-through-type="none" style:text-line-through-style="none" style:text-line-through-width="auto" style:text-line-through-color="font-color" style:text-position="0% 100%" fo:font-family="Neue Haas Grotesk Tex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4">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7">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7">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8">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9">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0">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760">
      <style:graphic-properties fo:wrap-option="wrap" fo:padding-top="0.05in" fo:padding-bottom="0.05in" fo:padding-left="0.1in" fo:padding-right="0.1in" draw:textarea-vertical-align="middle" draw:textarea-horizontal-align="center" draw:fill="gradient" draw:fill-gradient-name="a759" draw:stroke="none" draw:auto-grow-width="false" draw:auto-grow-height="false" style:protect="position siz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Neue Haas Grotesk Tex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5">
      <style:paragraph-properties fo:line-height="11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7">
      <style:paragraph-properties fo:line-height="11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Calibri" style:font-family-generic-complex="swiss" style:font-pitch-complex="variable"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Calibr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Calibri" style:font-family-generic-complex="swiss" style:font-pitch-complex="variable"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Neue Haas Grotesk Text Pro" style:font-family-complex="Calibr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f22e00" style:text-line-through-type="none" style:text-line-through-style="none" style:text-line-through-width="auto" style:text-line-through-color="font-color" style:text-position="0% 100%" fo:font-family="Neue Haas Grotesk Text Pro"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3">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middle" draw:textarea-horizontal-align="center" draw:fill="solid" draw:fill-color="#f5a700" draw:opacity="100%" draw:stroke="none" draw:auto-grow-width="false" draw:auto-grow-height="false" style:protect="position siz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middle" draw:textarea-horizontal-align="center" draw:fill="solid" draw:fill-color="#c9c9c9" draw:opacity="100%" draw:stroke="solid" svg:stroke-width="0.00347in" svg:stroke-color="#c9c9c9" svg:stroke-opacity="100%" draw:stroke-linejoin="miter" svg:stroke-linecap="butt" draw:auto-grow-width="false" draw:auto-grow-height="false" style:protect="position siz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9">
      <style:paragraph-properties fo:line-height="100%" fo:text-align="center"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23">
      <style:drawing-page-properties draw:fill="bitmap" draw:fill-image-name="a822" style:repeat="stretch"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8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f22e00" style:text-line-through-type="none" style:text-line-through-style="none" style:text-line-through-width="auto" style:text-line-through-color="font-color" style:text-position="0% 100%" fo:font-family="Neue Haas Grotesk Tex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f22e00" style:text-line-through-type="none" style:text-line-through-style="none" style:text-line-through-width="auto" style:text-line-through-color="font-color" style:text-position="0% 100%" fo:font-family="Neue Haas Grotesk Tex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8">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9">
      <style:text-properties fo:font-variant="normal" fo:text-transform="none" fo:color="#ffc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0">
      <style:text-properties fo:font-variant="normal" fo:text-transform="none" fo:color="#ffc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98">
      <style:drawing-page-properties draw:fill="bitmap" draw:fill-image-name="a897" style:repeat="stretch"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94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f22e00" style:text-line-through-type="none" style:text-line-through-style="none" style:text-line-through-width="auto" style:text-line-through-color="font-color" style:text-position="0% 100%" fo:font-family="Neue Haas Grotesk Tex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52" draw:master-page-name="Master1-Layout1-title-Title-Slide" presentation:presentation-page-layout-name="Master1-PPL1" draw:id="Slide-256">
        <draw:custom-shape svg:x="0in" svg:y="0in" svg:width="13.33333in" svg:height="7.5in" draw:id="id88" draw:style-name="a755" draw:name="Rectangle 78">
          <svg:title/>
          <svg:desc/>
          <text:p text:style-name="a754" text:class-names="" text:cond-style-name=""><text:span text:style-name="a753" text:class-names=""/></text:p>
          <draw:enhanced-geometry xmlns:dr3d="urn:oasis:names:tc:opendocument:xmlns:dr3d:1.0" draw:type="non-primitive" svg:viewBox="0 0 21600 21600" draw:enhanced-path="M 0 0 L 21600 0 21600 21600 0 21600 Z N"/>
        </draw:custom-shape>
        <draw:frame draw:id="id89" draw:style-name="a756" draw:name="Picture 6" svg:x="3.85333in" svg:y="0.00001in" svg:width="9.48in" svg:height="7.49999in" style:rel-width="scale" style:rel-height="scale">
          <draw:image xlink:href="media/image1.jpeg" xlink:type="simple" xlink:show="embed" xlink:actuate="onLoad"/>
          <svg:title/>
          <svg:desc>AI Algorithms and You: What You Should Know | TechNadu</svg:desc>
        </draw:frame>
        <draw:custom-shape svg:x="0in" svg:y="0in" svg:width="10.66995in" svg:height="7.5in" draw:id="id90" draw:style-name="a760" draw:name="Rectangle 80">
          <svg:title/>
          <svg:desc/>
          <text:p text:style-name="a758" text:class-names="" text:cond-style-name=""><text:span text:style-name="a757" text:class-names=""/></text:p>
          <draw:enhanced-geometry xmlns:dr3d="urn:oasis:names:tc:opendocument:xmlns:dr3d:1.0" draw:type="non-primitive" svg:viewBox="0 0 21600 21600" draw:enhanced-path="M 0 0 L 21600 0 21600 21600 0 21600 Z N"/>
        </draw:custom-shape>
        <draw:frame draw:id="id91" presentation:style-name="a763" draw:name="Title 1" svg:x="0.52273in" svg:y="1.22743in" svg:width="4.4in" svg:height="3.50408in" presentation:class="title" presentation:placeholder="false">
          <draw:text-box>
            <text:p text:style-name="a762" text:class-names="" text:cond-style-name=""><text:span text:style-name="a761" text:class-names="">GENERIC PLANNER<text:line-break/></text:span></text:p>
          </draw:text-box>
          <svg:title/>
          <svg:desc/>
        </draw:frame>
        <draw:frame draw:id="id92" presentation:style-name="a768" draw:name="TextBox 19" svg:x="-0.32197in" svg:y="5.51379in" svg:width="4.49727in" svg:height="1.32124in" presentation:class="subtitle" presentation:placeholder="false">
          <draw:text-box>
            <text:p text:style-name="a765" text:class-names="" text:cond-style-name=""><text:span text:style-name="a764" text:class-names="">ΣΤΥΛΙΑΝΗ ΚΑΛΟΓΗΡΟΥ Π18181</text:span></text:p>
            <text:p text:style-name="a767" text:class-names="" text:cond-style-name=""><text:span text:style-name="a766" text:class-names="">ΔΗΜΟΣΘΕΝΗΣ ΚΑΠΕΡΝΑΡΑΚΟΣ Π18058</text:span></text:p>
          </draw:text-box>
          <svg:title/>
          <svg:desc/>
        </draw:frame>
        <draw:custom-shape svg:width="0.16in" svg:height="0.77in" draw:id="id93" draw:style-name="a771" draw:transform="translate(-0.08in -0.385in) rotate(-1.5708) translate(0.91106in 0.76426in)" draw:name="Rectangle 82">
          <svg:title/>
          <svg:desc/>
          <text:p text:style-name="a770" text:class-names="" text:cond-style-name=""><text:span text:style-name="a769" text:class-names=""/></text:p>
          <draw:enhanced-geometry xmlns:dr3d="urn:oasis:names:tc:opendocument:xmlns:dr3d:1.0" draw:type="non-primitive" svg:viewBox="0 0 21600 21600" draw:enhanced-path="M 0 0 L 21600 0 21600 21600 0 21600 Z N"/>
        </draw:custom-shape>
        <draw:custom-shape svg:x="0.52606in" svg:y="4.97257in" svg:width="4.35in" svg:height="0.02in" draw:id="id94" draw:style-name="a774" draw:name="Rectangle 84">
          <svg:title/>
          <svg:desc/>
          <text:p text:style-name="a773" text:class-names="" text:cond-style-name=""><text:span text:style-name="a772" text:class-names=""/></text:p>
          <draw:enhanced-geometry xmlns:dr3d="urn:oasis:names:tc:opendocument:xmlns:dr3d:1.0" draw:type="non-primitive" svg:viewBox="0 0 21600 21600" draw:enhanced-path="M 0 0 L 21600 0 21600 21600 0 21600 Z N"/>
        </draw:custom-shape>
        <draw:frame draw:id="id95" draw:style-name="a780" draw:name="TextBox 17" svg:x="2.02536in" svg:y="7.09609in" svg:width="9.65156in" svg:height="0.40391in">
          <draw:text-box>
            <text:p text:style-name="a779" text:class-names="" text:cond-style-name=""><text:span text:style-name="a775" text:class-names="">Πανεπιστήμιο Πειραιώς | Τμήμα Πληροφορικής | Ακαδημαϊκό Έτος 2021-</text:span><text:span text:style-name="a776" text:class-names="">202</text:span><text:span text:style-name="a777" text:class-names="">2</text:span><text:span text:style-name="a778" text:class-names=""/></text:p>
          </draw:text-box>
          <svg:title/>
          <svg:desc/>
        </draw:frame>
      </draw:page>
      <draw:page draw:name="Slide2" draw:style-name="a782" draw:master-page-name="Master1-Layout2-obj-Title-and-Content" presentation:presentation-page-layout-name="Master1-PPL2" draw:id="Slide-257">
        <draw:frame draw:id="id96" presentation:style-name="a786" draw:name="Title 1" svg:x="1.22in" svg:y="0.6in" svg:width="11.12in" svg:height="1.29in" presentation:class="title" presentation:placeholder="false">
          <draw:text-box>
            <text:p text:style-name="a785" text:class-names="" text:cond-style-name=""><text:span text:style-name="a783" text:class-names="">Περιεχόμενα</text:span><text:span text:style-name="a784" text:class-names=""/></text:p>
          </draw:text-box>
          <svg:title/>
          <svg:desc/>
        </draw:frame>
        <draw:frame draw:id="id97" presentation:style-name="a821" draw:name="Content Placeholder 2" svg:x="1.22in" svg:y="2.07692in" svg:width="11.12in" svg:height="4.67308in" presentation:class="outline" presentation:placeholder="false">
          <draw:text-box>
            <text:list text:style-name="a789">
              <text:list-item>
                <text:p text:style-name="a788" text:class-names="" text:cond-style-name=""><text:span text:style-name="a787" text:class-names="">Generic Planner</text:span></text:p>
              </text:list-item>
            </text:list>
            <text:list text:style-name="a793">
              <text:list-item>
                <text:p text:style-name="a792" text:class-names="" text:cond-style-name=""><text:span text:style-name="a790" text:class-names="">Πρόβλημα:<text:s text:c="1"/></text:span><text:span text:style-name="a791" text:class-names="">Water Jug</text:span></text:p>
              </text:list-item>
            </text:list>
            <text:list text:style-name="a797">
              <text:list-item>
                <text:p text:style-name="a796" text:class-names="" text:cond-style-name=""><text:span text:style-name="a794" text:class-names="">Πρόβλημα:<text:s text:c="1"/></text:span><text:span text:style-name="a795" text:class-names="">Block World</text:span></text:p>
              </text:list-item>
            </text:list>
            <text:list text:style-name="a800">
              <text:list-item>
                <text:p text:style-name="a799" text:class-names="" text:cond-style-name=""><text:span text:style-name="a798" text:class-names="">A star algorithm(A*)</text:span></text:p>
              </text:list-item>
            </text:list>
            <text:list text:style-name="a803">
              <text:list-item>
                <text:p text:style-name="a802" text:class-names="" text:cond-style-name=""><text:span text:style-name="a801" text:class-names="">Best-First-Search algorithm(BFS)</text:span></text:p>
              </text:list-item>
            </text:list>
            <text:list text:style-name="a807">
              <text:list-item>
                <text:p text:style-name="a806" text:class-names="" text:cond-style-name=""><text:span text:style-name="a804" text:class-names="">Λειτουργεία προγράμματος</text:span><text:span text:style-name="a805" text:class-names=""/></text:p>
              </text:list-item>
            </text:list>
            <text:list text:style-name="a811">
              <text:list-item>
                <text:p text:style-name="a810" text:class-names="" text:cond-style-name=""><text:span text:style-name="a808" text:class-names="">Επιλογή προβλήματος 1(</text:span><text:span text:style-name="a809" text:class-names="">Water Jug)</text:span></text:p>
              </text:list-item>
            </text:list>
            <text:list text:style-name="a817">
              <text:list-item>
                <text:p text:style-name="a816" text:class-names="" text:cond-style-name=""><text:span text:style-name="a812" text:class-names="">Επιλογή προβλήματος<text:s text:c="1"/></text:span><text:span text:style-name="a813" text:class-names="">2</text:span><text:span text:style-name="a814" text:class-names="">(</text:span><text:span text:style-name="a815" text:class-names="">Block World)</text:span></text:p>
              </text:list-item>
            </text:list>
            <text:list text:style-name="a820">
              <text:list-item>
                <text:p text:style-name="a819" text:class-names="" text:cond-style-name=""><text:span text:style-name="a818" text:class-names=""/></text:p>
              </text:list-item>
            </text:list>
          </draw:text-box>
          <svg:title/>
          <svg:desc/>
        </draw:frame>
      </draw:page>
      <draw:page draw:name="Slide3" draw:style-name="a823" draw:master-page-name="Master1-Layout2-obj-Title-and-Content" presentation:presentation-page-layout-name="Master1-PPL2" draw:id="Slide-258">
        <draw:frame draw:id="id98" presentation:style-name="a826" draw:name="Title 1" svg:x="1.22in" svg:y="0.6in" svg:width="11.12in" svg:height="1.29in" presentation:class="title" presentation:placeholder="false">
          <draw:text-box>
            <text:p text:style-name="a825" text:class-names="" text:cond-style-name=""><text:span text:style-name="a824" text:class-names="">Generic Planner</text:span></text:p>
          </draw:text-box>
          <svg:title/>
          <svg:desc/>
        </draw:frame>
        <draw:frame draw:id="id99" presentation:style-name="a846" draw:name="Content Placeholder 2" svg:x="1.22in" svg:y="2.71in" svg:width="11.12in" svg:height="4.04in" presentation:class="outline" presentation:placeholder="false">
          <draw:text-box>
            <text:list text:style-name="a832">
              <text:list-item>
                <text:p text:style-name="a831" text:class-names="" text:cond-style-name=""><text:span text:style-name="a827" text:class-names="">Ένας<text:s text:c="1"/></text:span><text:span text:style-name="a828" text:class-names="">planner<text:s text:c="1"/></text:span><text:span text:style-name="a829" text:class-names="">δημιουργεί μια ακολουθία ενεργειών έτσι ώστε όταν εκτελούνται οι ενέργειες, ο κόσμος του πράκτορα βρίσκεται από την αρχική έως την τελική κατάσταση.<text:s text:c="1"/></text:span><text:span text:style-name="a830" text:class-names=""/></text:p>
              </text:list-item>
            </text:list>
            <text:list text:style-name="a836">
              <text:list-item>
                <text:p text:style-name="a835" text:class-names="" text:cond-style-name=""><text:span text:style-name="a833" text:class-names="">Ο σχεδιαστής θεωρείται γενικός όταν δεν αλλάζουμε τίποτα στον κώδικά του για να λύσουμε διαφορετικά προβλήματα.</text:span><text:span text:style-name="a834" text:class-names=""/></text:p>
              </text:list-item>
            </text:list>
            <text:list text:style-name="a842">
              <text:list-item>
                <text:p text:style-name="a841" text:class-names="" text:cond-style-name=""><text:span text:style-name="a837" text:class-names="">Για να δημιουργήσει την ακολουθία ενεργειών, ο σχεδιαστής</text:span><text:span text:style-name="a838" text:class-names="">(planner)</text:span><text:span text:style-name="a839" text:class-names=""><text:s text:c="1"/>χρησιμοποιεί έναν αλγόριθμο αναζήτησης για να κατασκευάσει ένα δέντρο αναζήτησης.<text:s text:c="1"/></text:span><text:span text:style-name="a840" text:class-names=""/></text:p>
              </text:list-item>
            </text:list>
            <text:list text:style-name="a845">
              <text:list-item>
                <text:p text:style-name="a844" text:class-names="" text:cond-style-name=""><text:span text:style-name="a843" text:class-names=""/></text:p>
              </text:list-item>
            </text:list>
          </draw:text-box>
          <svg:title/>
          <svg:desc/>
        </draw:frame>
      </draw:page>
      <draw:page draw:name="Slide4" draw:style-name="a848" draw:master-page-name="Master1-Layout2-obj-Title-and-Content" presentation:presentation-page-layout-name="Master1-PPL2" draw:id="Slide-259">
        <draw:frame draw:id="id100" presentation:style-name="a852" draw:name="Title 1" svg:x="1.22in" svg:y="0.6in" svg:width="11.12in" svg:height="1.29in" presentation:class="title" presentation:placeholder="false">
          <draw:text-box>
            <text:p text:style-name="a851" text:class-names="" text:cond-style-name=""><text:span text:style-name="a849" text:class-names="">Πρόβλημα:<text:s text:c="1"/></text:span><text:span text:style-name="a850" text:class-names="">Water Jug</text:span></text:p>
          </draw:text-box>
          <svg:title/>
          <svg:desc/>
        </draw:frame>
        <draw:frame draw:id="id101" presentation:style-name="a870" draw:name="Content Placeholder 2" svg:x="1.22in" svg:y="2.71in" svg:width="11.12in" svg:height="4.04in" presentation:class="outline" presentation:placeholder="false">
          <draw:text-box>
            <text:list text:style-name="a858">
              <text:list-item>
                <text:p text:style-name="a857" text:class-names="" text:cond-style-name=""><text:span text:style-name="a853" text:class-names="">Ο γρίφος<text:s text:c="1"/></text:span><text:span text:style-name="a854" text:class-names="">water jug</text:span><text:span text:style-name="a855" text:class-names=""><text:s text:c="1"/>είναι μια κατηγορία παζλ που περιλαμβάνει μια πεπερασμένη συλλογή κανάτων νερού γνωστών ακέραιων δυνατοτήτων (σε όρους υγρού μέτρου όπως λίτρα ή γαλόνια).<text:s text:c="1"/></text:span><text:span text:style-name="a856" text:class-names=""/></text:p>
              </text:list-item>
            </text:list>
            <text:list text:style-name="a862">
              <text:list-item>
                <text:p text:style-name="a861" text:class-names="" text:cond-style-name=""><text:span text:style-name="a859" text:class-names="">Αρχικά κάθε κανάτα περιέχει έναν γνωστό ακέραιο όγκο υγρού, όχι απαραίτητα ίσο με την χωρητικότητά του.<text:s text:c="1"/></text:span><text:span text:style-name="a860" text:class-names=""/></text:p>
              </text:list-item>
            </text:list>
            <text:list text:style-name="a866">
              <text:list-item>
                <text:p text:style-name="a865" text:class-names="" text:cond-style-name=""><text:span text:style-name="a863" text:class-names="">Οι γρίφοι αυτού του τύπου ρωτούν πόσα βήματα ρίχνουν νερό από τη μία κανάτα στην άλλη (έως ότου η μία κανάτα αδειάσει ή η άλλη γεμίσει) για να φτάσει σε μια κατάσταση στόχου, που καθορίζεται σε όρους όγκου υγρού που πρέπει να υπάρχει κάποια κανάτα ή κανάτες.</text:span><text:span text:style-name="a864" text:class-names=""/></text:p>
              </text:list-item>
            </text:list>
            <text:list text:style-name="a869">
              <text:list-item>
                <text:p text:style-name="a868" text:class-names="" text:cond-style-name=""><text:span text:style-name="a867" text:class-names=""/></text:p>
              </text:list-item>
            </text:list>
          </draw:text-box>
          <svg:title/>
          <svg:desc/>
        </draw:frame>
      </draw:page>
      <draw:page draw:name="Slide5" draw:style-name="a872" draw:master-page-name="Master1-Layout2-obj-Title-and-Content" presentation:presentation-page-layout-name="Master1-PPL2" draw:id="Slide-260">
        <draw:frame draw:id="id102" presentation:style-name="a876" draw:name="Title 1" svg:x="1.22in" svg:y="0.6in" svg:width="11.12in" svg:height="1.29in" presentation:class="title" presentation:placeholder="false">
          <draw:text-box>
            <text:p text:style-name="a875" text:class-names="" text:cond-style-name=""><text:span text:style-name="a873" text:class-names="">Πρόβλημα:<text:s text:c="1"/></text:span><text:span text:style-name="a874" text:class-names="">Block World</text:span></text:p>
          </draw:text-box>
          <svg:title/>
          <svg:desc/>
        </draw:frame>
        <draw:frame draw:id="id103" presentation:style-name="a896" draw:name="Content Placeholder 2" svg:x="1.22in" svg:y="2.71in" svg:width="11.12in" svg:height="4.04in" presentation:class="outline" presentation:placeholder="false">
          <draw:text-box>
            <text:list text:style-name="a880">
              <text:list-item>
                <text:p text:style-name="a879" text:class-names="" text:cond-style-name=""><text:span text:style-name="a877" text:class-names="">Ο κόσμος των μπλοκ είναι ένας από τους πιο διάσημους τομείς σχεδιασμού στην τεχνητή νοημοσύνη.<text:s text:c="1"/></text:span><text:span text:style-name="a878" text:class-names=""/></text:p>
              </text:list-item>
            </text:list>
            <text:list text:style-name="a884">
              <text:list-item>
                <text:p text:style-name="a883" text:class-names="" text:cond-style-name=""><text:span text:style-name="a881" text:class-names="">Ο αλγόριθμος είναι παρόμοιος με ένα σύνολο από ξύλινα μπλοκ διαφόρων σχημάτων και χρωμάτων που κάθεται σε ένα τραπέζι.<text:s text:c="1"/></text:span><text:span text:style-name="a882" text:class-names=""/></text:p>
              </text:list-item>
            </text:list>
            <text:list text:style-name="a888">
              <text:list-item>
                <text:p text:style-name="a887" text:class-names="" text:cond-style-name=""><text:span text:style-name="a885" text:class-names="">Ο στόχος είναι να οικοδομήσουμε μία ή περισσότερες κάθετες στοίβες μπλοκ.<text:s text:c="1"/></text:span><text:span text:style-name="a886" text:class-names=""/></text:p>
              </text:list-item>
            </text:list>
            <text:list text:style-name="a892">
              <text:list-item>
                <text:p text:style-name="a891" text:class-names="" text:cond-style-name=""><text:span text:style-name="a889" text:class-names="">Μόνο ένα μπλοκ μπορεί να μετακινηθεί κάθε φορά: μπορεί είτε να τοποθετηθεί στο τραπέζι είτε να τοποθετηθεί πάνω σε ένα άλλο μπλοκ. Εξαιτίας αυτού, τυχόν μπλοκ που βρίσκονται, σε μια δεδομένη στιγμή, κάτω από ένα άλλο μπλοκ δεν μπορούν να μετακινηθούν. Επιπλέον, ορισμένα είδη μπλοκ δεν μπορούν να στοιβάζουν άλλα μπλοκ πάνω τους.</text:span><text:span text:style-name="a890" text:class-names=""/></text:p>
              </text:list-item>
            </text:list>
            <text:list text:style-name="a895">
              <text:list-item>
                <text:p text:style-name="a894" text:class-names="" text:cond-style-name=""><text:span text:style-name="a893" text:class-names=""/></text:p>
              </text:list-item>
            </text:list>
          </draw:text-box>
          <svg:title/>
          <svg:desc/>
        </draw:frame>
      </draw:page>
      <draw:page draw:name="Slide6" draw:style-name="a898" draw:master-page-name="Master1-Layout2-obj-Title-and-Content" presentation:presentation-page-layout-name="Master1-PPL2" draw:id="Slide-261">
        <draw:frame draw:id="id104" presentation:style-name="a901" draw:name="Title 1" svg:x="1.22in" svg:y="0.6in" svg:width="11.12in" svg:height="1.29in" presentation:class="title" presentation:placeholder="false">
          <draw:text-box>
            <text:p text:style-name="a900" text:class-names="" text:cond-style-name=""><text:span text:style-name="a899" text:class-names="">A star algorithm(A*)</text:span></text:p>
          </draw:text-box>
          <svg:title/>
          <svg:desc/>
        </draw:frame>
        <draw:frame draw:id="id105" presentation:style-name="a921" draw:name="Content Placeholder 2" svg:x="1.22in" svg:y="2.71in" svg:width="11.12in" svg:height="4.04in" presentation:class="outline" presentation:placeholder="false">
          <draw:text-box>
            <text:list text:style-name="a905">
              <text:list-item>
                <text:p text:style-name="a904" text:class-names="" text:cond-style-name=""><text:span text:style-name="a902" text:class-names="">Το A * (προφέρεται "A-star") είναι ένας αλγόριθμος διασταύρωσης γραφήματος και αναζήτησης διαδρομής, ο οποίος χρησιμοποιείται συχνά σε πολλούς τομείς της επιστήμης των υπολογιστών λόγω της πληρότητάς του, της βελτιστοποίησης και της βέλτιστης απόδοσής του.</text:span><text:span text:style-name="a903" text:class-names=""/></text:p>
              </text:list-item>
            </text:list>
            <text:list text:style-name="a909">
              <text:list-item>
                <text:p text:style-name="a908" text:class-names="" text:cond-style-name=""><text:span text:style-name="a906" text:class-names=""><text:s text:c="1"/>Ένα σημαντικό πρακτικό μειονέκτημα είναι η πολυπλοκότητα του χώρου, καθώς αποθηκεύει όλους τους κόμβους που δημιουργούνται στη μνήμη.</text:span><text:span text:style-name="a907" text:class-names=""/></text:p>
              </text:list-item>
            </text:list>
            <text:list text:style-name="a913">
              <text:list-item>
                <text:p text:style-name="a912" text:class-names="" text:cond-style-name=""><text:span text:style-name="a910" text:class-names=""><text:s text:c="1"/>Έτσι, σε πρακτικά συστήματα δρομολόγησης ταξιδιού, είναι γενικά υψηλότερη από αλγόριθμους που μπορούν να προεπεξεργαστούν το γράφημα για να επιτύχουν καλύτερη απόδοση, καθώς και προσεγγίσεις με περιορισμό στη μνήμη.<text:s text:c="1"/></text:span><text:span text:style-name="a911" text:class-names=""/></text:p>
              </text:list-item>
            </text:list>
            <text:list text:style-name="a917">
              <text:list-item>
                <text:p text:style-name="a916" text:class-names="" text:cond-style-name=""><text:span text:style-name="a914" text:class-names="">Ωστόσο, το A * εξακολουθεί να είναι η καλύτερη λύση σε πολλές περιπτώσεις</text:span><text:span text:style-name="a915" text:class-names=""/></text:p>
              </text:list-item>
            </text:list>
            <text:list text:style-name="a920">
              <text:list-item>
                <text:p text:style-name="a919" text:class-names="" text:cond-style-name=""><text:span text:style-name="a918" text:class-names=""/></text:p>
              </text:list-item>
            </text:list>
          </draw:text-box>
          <svg:title/>
          <svg:desc/>
        </draw:frame>
      </draw:page>
      <draw:page draw:name="Slide7" draw:style-name="a923" draw:master-page-name="Master1-Layout2-obj-Title-and-Content" presentation:presentation-page-layout-name="Master1-PPL2" draw:id="Slide-262">
        <draw:frame draw:id="id106" presentation:style-name="a926" draw:name="Title 1" svg:x="1.22in" svg:y="0.6in" svg:width="11.12in" svg:height="1.29in" presentation:class="title" presentation:placeholder="false">
          <draw:text-box>
            <text:p text:style-name="a925" text:class-names="" text:cond-style-name=""><text:span text:style-name="a924" text:class-names="">Best-First-Search algorithm(BFS)</text:span></text:p>
          </draw:text-box>
          <svg:title/>
          <svg:desc/>
        </draw:frame>
        <draw:frame draw:id="id107" presentation:style-name="a946" draw:name="Content Placeholder 2" svg:x="1.22in" svg:y="2.71in" svg:width="11.12in" svg:height="4.04in" presentation:class="outline" presentation:placeholder="false">
          <draw:text-box>
            <text:list text:style-name="a931">
              <text:list-item>
                <text:p text:style-name="a930" text:class-names="" text:cond-style-name=""><text:span text:style-name="a927" text:class-names="">E</text:span><text:span text:style-name="a928" text:class-names="">ίναι ένας αλγόριθμος αναζήτησης που εξερευνά ένα γράφημα επεκτείνοντας τον πιο υποσχόμενο κόμβο που επιλέγεται σύμφωνα με έναν καθορισμένο κανόνα.</text:span><text:span text:style-name="a929" text:class-names=""/></text:p>
              </text:list-item>
            </text:list>
            <text:list text:style-name="a935">
              <text:list-item>
                <text:p text:style-name="a934" text:class-names="" text:cond-style-name=""><text:span text:style-name="a932" text:class-names="">Επιλέγει τη διαδρομή που φαίνεται να είναι η καλύτερη, μπορεί να είναι γνωστή ως ο συνδυασμός αναζήτησης βάθους-πρώτης και εύρους-πρώτης αναζήτησης.<text:s text:c="1"/></text:span><text:span text:style-name="a933" text:class-names=""/></text:p>
              </text:list-item>
            </text:list>
            <text:list text:style-name="a939">
              <text:list-item>
                <text:p text:style-name="a938" text:class-names="" text:cond-style-name=""><text:span text:style-name="a936" text:class-names="">Το BFS κάνει χρήση της ευρετικής συνάρτησης και αναζήτησης και μας επιτρέπει να εκμεταλλευτούμε και τους δύο αλγόριθμους.</text:span><text:span text:style-name="a937" text:class-names=""/></text:p>
              </text:list-item>
            </text:list>
            <text:list text:style-name="a942">
              <text:list-item>
                <text:p text:style-name="a941" text:class-names="" text:cond-style-name=""><text:span text:style-name="a940" text:class-names=""/></text:p>
              </text:list-item>
            </text:list>
            <text:list text:style-name="a945">
              <text:list-item>
                <text:p text:style-name="a944" text:class-names="" text:cond-style-name=""><text:span text:style-name="a943" text:class-names=""/></text:p>
              </text:list-item>
            </text:list>
          </draw:text-box>
          <svg:title/>
          <svg:desc/>
        </draw:frame>
      </draw:page>
      <draw:page draw:name="Slide9" draw:style-name="a948" draw:master-page-name="Master1-Layout2-obj-Title-and-Content" presentation:presentation-page-layout-name="Master1-PPL2" draw:id="Slide-264">
        <draw:frame draw:id="id108" presentation:style-name="a952" draw:name="Title 1" svg:x="1.22in" svg:y="0.6in" svg:width="11.12in" svg:height="1.29in" presentation:class="title" presentation:placeholder="false">
          <draw:text-box>
            <text:p text:style-name="a951" text:class-names="" text:cond-style-name=""><text:span text:style-name="a949" text:class-names="">Λειτουργεία προγράμματος</text:span><text:span text:style-name="a950" text:class-names=""/></text:p>
          </draw:text-box>
          <svg:title/>
          <svg:desc/>
        </draw:frame>
        <draw:frame draw:id="id109" presentation:style-name="a981" draw:name="Content Placeholder 2" svg:x="1.22in" svg:y="2.71in" svg:width="11.12in" svg:height="4.04in" presentation:class="outline" presentation:placeholder="false">
          <draw:text-box>
            <text:list text:style-name="a957">
              <text:list-item>
                <text:p text:style-name="a956" text:class-names="" text:cond-style-name=""><text:span text:style-name="a953" text:class-names="">Άνοιγμα εφαρμογής<text:s text:c="1"/></text:span><text:span text:style-name="a954" text:class-names="">Pycharm</text:span><text:span text:style-name="a955" text:class-names=""/></text:p>
              </text:list-item>
            </text:list>
            <text:list text:style-name="a965">
              <text:list-item>
                <text:p text:style-name="a964" text:class-names="" text:cond-style-name=""><text:span text:style-name="a958" text:class-names="">Άνοιγμα<text:s text:c="1"/></text:span><text:span text:style-name="a959" text:class-names="">αρχείου</text:span><text:span text:style-name="a960" text:class-names=""><text:s text:c="1"/></text:span><text:span text:style-name="a961" text:class-names="">(</text:span><text:span text:style-name="a962" text:class-names="">Generic planner)</text:span><text:span text:style-name="a963" text:class-names=""/></text:p>
              </text:list-item>
            </text:list>
            <text:list text:style-name="a969">
              <text:list-item>
                <text:p text:style-name="a968" text:class-names="" text:cond-style-name=""><text:span text:style-name="a966" text:class-names="">Άνοιγμα αρχείου<text:s text:c="1"/></text:span><text:span text:style-name="a967" text:class-names="">Main</text:span></text:p>
              </text:list-item>
            </text:list>
            <text:list text:style-name="a976">
              <text:list-item>
                <text:p text:style-name="a975" text:class-names="" text:cond-style-name=""><text:span text:style-name="a970" text:class-names="">Run<text:s text:c="1"/></text:span><text:span text:style-name="a971" text:class-names="">το<text:s text:c="1"/></text:span><text:span text:style-name="a972" text:class-names="">script<text:s text:c="1"/></text:span><text:span text:style-name="a973" text:class-names="">main</text:span><text:span text:style-name="a974" text:class-names=""/></text:p>
              </text:list-item>
            </text:list>
            <text:list text:style-name="a980">
              <text:list-item>
                <text:p text:style-name="a979" text:class-names="" text:cond-style-name=""><text:span text:style-name="a977" text:class-names="">Επιλογή επίλυσης προβλήματος 1 ή 2</text:span><text:span text:style-name="a978" text:class-names=""/></text:p>
              </text:list-item>
            </text:list>
          </draw:text-box>
          <svg:title/>
          <svg:desc/>
        </draw:frame>
      </draw:page>
      <draw:page draw:name="Slide10" draw:style-name="a983" draw:master-page-name="Master1-Layout2-obj-Title-and-Content" presentation:presentation-page-layout-name="Master1-PPL2" draw:id="Slide-265">
        <draw:frame draw:id="id110" presentation:style-name="a987" draw:name="Title 1" svg:x="1.22in" svg:y="0.6in" svg:width="11.12in" svg:height="1.29in" presentation:class="title" presentation:placeholder="false">
          <draw:text-box>
            <text:p text:style-name="a986" text:class-names="" text:cond-style-name=""><text:span text:style-name="a984" text:class-names="">Επιλογή προβλήματος 1(</text:span><text:span text:style-name="a985" text:class-names="">Water Jug)</text:span></text:p>
          </draw:text-box>
          <svg:title/>
          <svg:desc/>
        </draw:frame>
        <draw:frame draw:id="id111" presentation:style-name="a1002" draw:name="Content Placeholder 2" svg:x="1.22in" svg:y="2.71in" svg:width="11.12in" svg:height="4.04in" presentation:class="outline" presentation:placeholder="false">
          <draw:text-box>
            <text:list text:style-name="a990">
              <text:list-item>
                <text:p text:style-name="a989" text:class-names="" text:cond-style-name=""><text:span text:style-name="a988" text:class-names="">Enter Jug 1 capacity:</text:span></text:p>
              </text:list-item>
            </text:list>
            <text:list text:style-name="a993">
              <text:list-item>
                <text:p text:style-name="a992" text:class-names="" text:cond-style-name=""><text:span text:style-name="a991" text:class-names="">Enter Jug 2 capacity:</text:span></text:p>
              </text:list-item>
            </text:list>
            <text:list text:style-name="a996">
              <text:list-item>
                <text:p text:style-name="a995" text:class-names="" text:cond-style-name=""><text:span text:style-name="a994" text:class-names="">Enter target volume:</text:span></text:p>
              </text:list-item>
            </text:list>
            <text:list text:style-name="a1001">
              <text:list-item>
                <text:p text:style-name="a1000" text:class-names="" text:cond-style-name=""><text:span text:style-name="a997" text:class-names="">Πατήστε<text:s text:c="1"/></text:span><text:span text:style-name="a998" text:class-names="">Enter<text:s text:c="1"/></text:span><text:span text:style-name="a999" text:class-names="">και περιμένετε το αποτέλεσμα</text:span></text:p>
              </text:list-item>
            </text:list>
          </draw:text-box>
          <svg:title/>
          <svg:desc/>
        </draw:frame>
      </draw:page>
      <draw:page draw:name="Slide11" draw:style-name="a1004" draw:master-page-name="Master1-Layout2-obj-Title-and-Content" presentation:presentation-page-layout-name="Master1-PPL2" draw:id="Slide-266">
        <draw:frame draw:id="id112" presentation:style-name="a1010" draw:name="Title 1" svg:x="1.22in" svg:y="0.6in" svg:width="11.12in" svg:height="1.29in" presentation:class="title" presentation:placeholder="false">
          <draw:text-box>
            <text:p text:style-name="a1009" text:class-names="" text:cond-style-name=""><text:span text:style-name="a1005" text:class-names="">Επιλογή προβλήματος<text:s text:c="1"/></text:span><text:span text:style-name="a1006" text:class-names="">2</text:span><text:span text:style-name="a1007" text:class-names="">(</text:span><text:span text:style-name="a1008" text:class-names="">Block World)</text:span></text:p>
          </draw:text-box>
          <svg:title/>
          <svg:desc/>
        </draw:frame>
        <draw:frame draw:id="id113" presentation:style-name="a1019" draw:name="Content Placeholder 2" svg:x="1.22in" svg:y="2.71in" svg:width="11.12in" svg:height="4.04in" presentation:class="outline" presentation:placeholder="false">
          <draw:text-box>
            <text:list text:style-name="a1013">
              <text:list-item>
                <text:p text:style-name="a1012" text:class-names="" text:cond-style-name=""><text:span text:style-name="a1011" text:class-names="">Number of blocks :</text:span></text:p>
              </text:list-item>
            </text:list>
            <text:list text:style-name="a1018">
              <text:list-item>
                <text:p text:style-name="a1017" text:class-names="" text:cond-style-name=""><text:span text:style-name="a1014" text:class-names="">Πατήστε<text:s text:c="1"/></text:span><text:span text:style-name="a1015" text:class-names="">Enter<text:s text:c="1"/></text:span><text:span text:style-name="a1016" text:class-names="">και περιμένετε το αποτέλεσμα</text:span></text:p>
              </text:list-item>
            </text:list>
          </draw:text-box>
          <svg:title/>
          <svg:desc/>
        </draw:frame>
      </draw:page>
      <draw:page draw:name="Slide12" draw:style-name="a1021" draw:master-page-name="Master1-Layout2-obj-Title-and-Content" presentation:presentation-page-layout-name="Master1-PPL2" draw:id="Slide-267">
        <draw:frame draw:id="id114" presentation:style-name="a1032" draw:name="Content Placeholder 2" svg:x="1.22in" svg:y="2.71in" svg:width="11.12in" svg:height="4.04in" presentation:class="outline" presentation:placeholder="false">
          <draw:text-box>
            <text:list text:style-name="a1024">
              <text:list-item>
                <text:p text:style-name="a1023" text:class-names="" text:cond-style-name=""><text:span text:style-name="a1022" text:class-names=""/></text:p>
              </text:list-item>
            </text:list>
            <text:list text:style-name="a1027">
              <text:list-item>
                <text:p text:style-name="a1026" text:class-names="" text:cond-style-name=""><text:span text:style-name="a1025" text:class-names=""/></text:p>
              </text:list-item>
            </text:list>
            <text:list text:style-name="a1031">
              <text:list-item>
                <text:p text:style-name="a1030" text:class-names="" text:cond-style-name=""><text:span text:style-name="a1028" text:class-names="">THE END</text:span><text:span text:style-name="a102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63in" svg:y="1.23in" svg:width="12.07in" svg:height="3.47in"/>
      <presentation:placeholder presentation:object="subtitle" svg:x="0.63in" svg:y="5.17in" svg:width="12.07in" svg:height="1.62in"/>
      <presentation:placeholder presentation:object="date-time" svg:x="0.63in" svg:y="6.95139in" svg:width="3in" svg:height="0.39931in"/>
      <presentation:placeholder presentation:object="footer" svg:x="4.41667in" svg:y="6.95139in" svg:width="4.5in" svg:height="0.39931in"/>
      <presentation:placeholder presentation:object="page-number" svg:x="9.7in" svg:y="6.95139in" svg:width="3in" svg:height="0.39931in"/>
    </style:presentation-page-layout>
    <style:presentation-page-layout style:name="Master1-PPL2" style:display-name="Title and Content">
      <presentation:placeholder presentation:object="title" svg:x="1.22in" svg:y="0.6in" svg:width="11.12in" svg:height="1.29in"/>
      <presentation:placeholder presentation:object="object" svg:x="1.22in" svg:y="2.71in" svg:width="11.12in" svg:height="4.04in"/>
      <presentation:placeholder presentation:object="date-time" svg:x="1.22in" svg:y="6.95139in" svg:width="3in" svg:height="0.39931in"/>
      <presentation:placeholder presentation:object="footer" svg:x="4.41667in" svg:y="6.95139in" svg:width="4.5in" svg:height="0.39931in"/>
      <presentation:placeholder presentation:object="page-number" svg:x="9.34in" svg:y="6.95139in" svg:width="3in" svg:height="0.39931in"/>
    </style:presentation-page-layout>
    <style:presentation-page-layout style:name="Master1-PPL3" style:display-name="Section Header">
      <presentation:placeholder presentation:object="title" svg:x="0.61in" svg:y="0.7in" svg:width="11.91in" svg:height="4.5in"/>
      <presentation:placeholder presentation:object="outline" svg:x="0.92in" svg:y="5.58in" svg:width="11.6in" svg:height="0.6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1.22in" svg:y="0.6in" svg:width="11.12in" svg:height="1.29in"/>
      <presentation:placeholder presentation:object="object" svg:x="1.22in" svg:y="2.71in" svg:width="5.4in" svg:height="4.04in"/>
      <presentation:placeholder presentation:object="object" svg:x="6.94in" svg:y="2.71in" svg:width="5.4in" svg:height="4.04in"/>
      <presentation:placeholder presentation:object="date-time" svg:x="1.22in" svg:y="6.95139in" svg:width="3in" svg:height="0.39931in"/>
      <presentation:placeholder presentation:object="footer" svg:x="4.41667in" svg:y="6.95139in" svg:width="4.5in" svg:height="0.39931in"/>
      <presentation:placeholder presentation:object="page-number" svg:x="9.34in" svg:y="6.95139in" svg:width="3in" svg:height="0.39931in"/>
    </style:presentation-page-layout>
    <style:presentation-page-layout style:name="Master1-PPL5" style:display-name="Comparison">
      <presentation:placeholder presentation:object="title" svg:x="1.22in" svg:y="0.6in" svg:width="11.12in" svg:height="1.29in"/>
      <presentation:placeholder presentation:object="outline" svg:x="1.22in" svg:y="2.59476in" svg:width="5.4in" svg:height="0.90104in"/>
      <presentation:placeholder presentation:object="object" svg:x="1.22in" svg:y="3.5036in" svg:width="5.4in" svg:height="3.2464in"/>
      <presentation:placeholder presentation:object="outline" svg:x="6.94in" svg:y="2.59476in" svg:width="5.4in" svg:height="0.90104in"/>
      <presentation:placeholder presentation:object="object" svg:x="6.94in" svg:y="3.50359in" svg:width="5.4in" svg:height="3.2464in"/>
      <presentation:placeholder presentation:object="date-time" svg:x="1.22in" svg:y="6.95139in" svg:width="3in" svg:height="0.39931in"/>
      <presentation:placeholder presentation:object="footer" svg:x="4.41667in" svg:y="6.95139in" svg:width="4.5in" svg:height="0.39931in"/>
      <presentation:placeholder presentation:object="page-number" svg:x="9.34in" svg:y="6.95139in" svg:width="3in" svg:height="0.39931in"/>
    </style:presentation-page-layout>
    <style:presentation-page-layout style:name="Master1-PPL6" style:display-name="Title Only">
      <presentation:placeholder presentation:object="title" svg:x="1.18in" svg:y="2.12in" svg:width="11.13in" svg:height="3.2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5in" svg:y="1.87in" svg:width="3.39in" svg:height="1.87in"/>
      <presentation:placeholder presentation:object="object" svg:x="5.43in" svg:y="1.87in" svg:width="7.36in" svg:height="4.48in"/>
      <presentation:placeholder presentation:object="outline" svg:x="0.95in" svg:y="3.75in" svg:width="3.39in" svg:height="2.26in"/>
      <presentation:placeholder presentation:object="date-time" svg:x="0.95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5in" svg:y="1.87in" svg:width="3.39in" svg:height="1.87in"/>
      <presentation:placeholder presentation:object="graphic" svg:x="5.43in" svg:y="1.27in" svg:width="7.36in" svg:height="5.08in"/>
      <presentation:placeholder presentation:object="outline" svg:x="0.95in" svg:y="3.76in" svg:width="3.39in" svg:height="2.25in"/>
      <presentation:placeholder presentation:object="date-time" svg:x="0.95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759" draw:style="linear" draw:angle="2700" draw:start-color="#ffffff" draw:end-color="#ffffff" draw:start-intensity="0%" draw:end-intensity="38%"/>
    <draw:fill-image draw:name="a822" xlink:href="media/image2.jpg" xlink:show="embed" xlink:actuate="onLoad"/>
    <draw:fill-image draw:name="a847" xlink:href="media/image2.jpg" xlink:show="embed" xlink:actuate="onLoad"/>
    <draw:fill-image draw:name="a871" xlink:href="media/image2.jpg" xlink:show="embed" xlink:actuate="onLoad"/>
    <draw:fill-image draw:name="a781" xlink:href="media/image3.jpg" xlink:show="embed" xlink:actuate="onLoad"/>
    <draw:fill-image draw:name="a922" xlink:href="media/image2.jpg" xlink:show="embed" xlink:actuate="onLoad"/>
    <draw:fill-image draw:name="a897" xlink:href="media/image2.jpg" xlink:show="embed" xlink:actuate="onLoad"/>
    <draw:fill-image draw:name="a1020" xlink:href="media/image2.jpg" xlink:show="embed" xlink:actuate="onLoad"/>
    <draw:fill-image draw:name="a1003" xlink:href="media/image2.jpg" xlink:show="embed" xlink:actuate="onLoad"/>
    <draw:fill-image draw:name="a947" xlink:href="media/image2.jpg" xlink:show="embed" xlink:actuate="onLoad"/>
    <draw:fill-image draw:name="a982" xlink:href="media/image2.jp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draw:fill="none" draw:stroke="solid" svg:stroke-width="0.01389in" svg:stroke-color="#000000" svg:stroke-opacity="100%"/>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1">
      <style:graphic-properties draw:fill="none" draw:stroke="solid" svg:stroke-width="0.01389in" svg:stroke-color="#000000" svg:stroke-opacity="100%"/>
    </style:style>
    <style:style style:family="paragraph" style:name="a2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fo:wrap-option="wrap" fo:padding-top="0.05in" fo:padding-bottom="0.05in" fo:padding-left="0.1in" fo:padding-right="0.1in" draw:textarea-vertical-align="middle" draw:textarea-horizontal-align="center" draw:fill="solid" draw:fill-color="#f5a700" draw:opacity="100%"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
      <style:graphic-properties fo:wrap-option="wrap" fo:padding-top="0.05in" fo:padding-bottom="0.05in" fo:padding-left="0.1in" fo:padding-right="0.1in" draw:textarea-vertical-align="middle" draw:textarea-horizontal-align="center" draw:fill="solid" draw:fill-color="#c9c9c9" draw:opacity="100%" draw:stroke="none" draw:auto-grow-width="false" draw:auto-grow-height="false"/>
      <style:paragraph-properties style:font-independent-line-spacing="true" style:writing-mode="lr-tb"/>
    </style:style>
    <style:style style:family="paragraph" style:name="a2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draw:fill="none" draw:stroke="solid" svg:stroke-width="0.01389in" svg:stroke-color="#000000" svg:stroke-opacity="100%"/>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
      <style:graphic-properties fo:wrap-option="wrap" fo:padding-top="0.05in" fo:padding-bottom="0.05in" fo:padding-left="0.1in" fo:padding-right="0.1in" draw:textarea-vertical-align="middle" draw:textarea-horizontal-align="center" draw:fill="solid" draw:fill-color="#ffffff" draw:opacity="100%" draw:stroke="solid" svg:stroke-width="0.01042in" svg:stroke-color="#e9e9e9" svg:stroke-opacity="100%" draw:stroke-linejoin="miter" svg:stroke-linecap="butt" draw:shadow="visible" draw:shadow-offset-x="0.02946in" draw:shadow-offset-y="0.02946in" draw:shadow-color="#d9d9d9" draw:shadow-opacity="30%" draw:auto-grow-width="false" draw:auto-grow-height="false"/>
      <style:paragraph-properties style:font-independent-line-spacing="true" style:writing-mode="lr-tb"/>
    </style:style>
    <style:style style:family="drawing-page" style:name="a4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5">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05in" fo:padding-bottom="0.05in" fo:padding-left="0.1in" fo:padding-right="0.1in" draw:textarea-vertical-align="middle" draw:textarea-horizontal-align="center" draw:fill="solid" draw:fill-color="#f5a700" draw:opacity="100%"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2">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draw:fill="none" draw:stroke="solid" svg:stroke-width="0.01389in" svg:stroke-color="#000000" svg:stroke-opacity="100%"/>
    </style:style>
    <style:style style:family="paragraph" style:name="a259">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12">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9">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9">
      <style:graphic-properties draw:fill="none" draw:stroke="solid" svg:stroke-width="0.01389in" svg:stroke-color="#000000" svg:stroke-opacity="100%"/>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e9e9e9" svg:stroke-opacity="100%" draw:stroke-linejoin="miter" svg:stroke-linecap="butt" draw:shadow="visible" draw:shadow-offset-x="0.02946in" draw:shadow-offset-y="0.02946in" draw:shadow-color="#d9d9d9" draw:shadow-opacity="30%"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05in" fo:padding-bottom="0.05in" fo:padding-left="0.1in" fo:padding-right="0.1in" draw:textarea-vertical-align="middle" draw:textarea-horizontal-align="center" draw:fill="solid" draw:fill-color="#f5a700" draw:opacity="100%"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Neue Haas Grotesk Text Pro"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Neue Haas Grotesk Tex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8">
      <style:graphic-properties draw:fill="none" draw:stroke="solid" svg:stroke-width="0.01389in" svg:stroke-color="#000000" svg:stroke-opacity="100%"/>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8">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
      <style:graphic-properties fo:wrap-option="wrap" fo:padding-top="0.05in" fo:padding-bottom="0.05in" fo:padding-left="0.1in" fo:padding-right="0.1in" draw:textarea-vertical-align="middle" draw:textarea-horizontal-align="center" draw:fill="solid" draw:fill-color="#ffffff" draw:opacity="100%" draw:stroke="solid" svg:stroke-width="0.01042in" svg:stroke-color="#e9e9e9" svg:stroke-opacity="100%" draw:stroke-linejoin="miter" svg:stroke-linecap="butt" draw:shadow="visible" draw:shadow-offset-x="0.02946in" draw:shadow-offset-y="0.02946in" draw:shadow-color="#d9d9d9" draw:shadow-opacity="30%" draw:auto-grow-width="false" draw:auto-grow-height="false"/>
      <style:paragraph-properties style:font-independent-line-spacing="true" style:writing-mode="lr-tb"/>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fo:wrap-option="wrap" fo:padding-top="0.05in" fo:padding-bottom="0.05in" fo:padding-left="0.1in" fo:padding-right="0.1in" draw:textarea-vertical-align="middle" draw:textarea-horizontal-align="center" draw:fill="solid" draw:fill-color="#f5a700" draw:opacity="100%" draw:stroke="none" draw:auto-grow-width="false" draw:auto-grow-height="false"/>
      <style:paragraph-properties style:font-independent-line-spacing="true" style:writing-mode="lr-tb"/>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05in" fo:padding-bottom="0.05in" fo:padding-left="0.1in" fo:padding-right="0.1in" draw:textarea-vertical-align="middle" draw:textarea-horizontal-align="center" draw:fill="solid" draw:fill-color="#ffffff" draw:opacity="100%" draw:stroke="solid" svg:stroke-width="0.01042in" svg:stroke-color="#e9e9e9" svg:stroke-opacity="100%" draw:stroke-linejoin="miter" svg:stroke-linecap="butt" draw:shadow="visible" draw:shadow-offset-x="0.02946in" draw:shadow-offset-y="0.02946in" draw:shadow-color="#d9d9d9" draw:shadow-opacity="30%" draw:auto-grow-width="false" draw:auto-grow-height="fals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e9e9e9" svg:stroke-opacity="100%" draw:stroke-linejoin="miter" svg:stroke-linecap="butt" draw:shadow="visible" draw:shadow-offset-x="0.02946in" draw:shadow-offset-y="0.02946in" draw:shadow-color="#d9d9d9" draw:shadow-opacity="30%" draw:auto-grow-width="false" draw:auto-grow-height="fals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5in" fo:padding-bottom="0.05in" fo:padding-left="0.1in" fo:padding-right="0.1in" draw:textarea-vertical-align="middle" draw:textarea-horizontal-align="center" draw:fill="solid" draw:fill-color="#f5a700" draw:opacity="100%"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81">
      <style:graphic-properties fo:wrap-option="wrap" fo:padding-top="0.05in" fo:padding-bottom="0.05in" fo:padding-left="0.1in" fo:padding-right="0.1in" draw:textarea-vertical-align="middle" draw:textarea-horizontal-align="center" draw:fill="solid" draw:fill-color="#f5a700" draw:opacity="100%"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Neue Haas Grotesk Text Pro"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Neue Haas Grotesk Tex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8">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9">
      <style:graphic-properties draw:fill="none" draw:stroke="solid" svg:stroke-width="0.01389in" svg:stroke-color="#000000" svg:stroke-opacity="100%"/>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draw:fill="none" draw:stroke="solid" svg:stroke-width="0.01389in" svg:stroke-color="#000000" svg:stroke-opacity="100%"/>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1">
      <style:graphic-properties draw:fill="none" draw:stroke="solid" svg:stroke-width="0.01389in" svg:stroke-color="#000000" svg:stroke-opacity="100%"/>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e9e9e9" svg:stroke-opacity="100%" draw:stroke-linejoin="miter" svg:stroke-linecap="butt" draw:shadow="visible" draw:shadow-offset-x="0.02946in" draw:shadow-offset-y="0.02946in" draw:shadow-color="#d9d9d9" draw:shadow-opacity="30%" draw:auto-grow-width="false" draw:auto-grow-height="false"/>
      <style:paragraph-properties style:font-independent-line-spacing="true" style:writing-mode="lr-tb"/>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05in" fo:padding-bottom="0.05in" fo:padding-left="0.1in" fo:padding-right="0.1in" draw:textarea-vertical-align="middle" draw:textarea-horizontal-align="center" draw:fill="solid" draw:fill-color="#f5a700" draw:opacity="100%"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Neue Haas Grotesk Text Pro"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e9e9e9" svg:stroke-opacity="100%" draw:stroke-linejoin="miter" svg:stroke-linecap="butt" draw:shadow="visible" draw:shadow-offset-x="0.02946in" draw:shadow-offset-y="0.02946in" draw:shadow-color="#d9d9d9" draw:shadow-opacity="30%"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05in" fo:padding-bottom="0.05in" fo:padding-left="0.1in" fo:padding-right="0.1in" draw:textarea-vertical-align="middle" draw:textarea-horizontal-align="center" draw:fill="solid" draw:fill-color="#f5a700" draw:opacity="100%" draw:stroke="none" draw:auto-grow-width="false" draw:auto-grow-height="false"/>
      <style:paragraph-properties style:font-independent-line-spacing="true" style:writing-mode="lr-tb"/>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Neue Haas Grotesk Text Pro"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Neue Haas Grotesk Text Pro"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Neue Haas Grotesk Tex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9">
      <style:graphic-properties draw:fill="none" draw:stroke="solid" svg:stroke-width="0.01389in" svg:stroke-color="#000000" svg:stroke-opacity="100%"/>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AccentBoxVTI"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8/1/2022</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8/1/2022</text:date></text:span></text:p>
          </draw:text-box>
          <svg:title/>
          <svg:desc/>
        </draw:frame>
        <draw:page-thumbnail svg:x="0.75in" svg:y="1.25in" svg:width="6in" svg:height="3.375in" presentation:class="page" draw:id="id7" presentation:style-name="a37" draw:name="Slide Image Placeholder 3">
          <svg:title/>
          <svg:desc/>
        </draw:page-thumbnail>
        <draw:frame draw:id="id8" presentation:style-name="a52" draw:name="Notes Placeholder 4" svg:x="0.75in" svg:y="4.8125in" svg:width="6in" svg:height="3.937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9" presentation:style-name="a55" draw:name="Footer Placehold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Slide Number Placehold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Title-Slide" style:page-layout-name="pageLayout1" draw:style-name="a60">
      <draw:frame draw:id="id11" presentation:style-name="a63" draw:name="Title 1" svg:x="0.63in" svg:y="1.23in" svg:width="12.07in" svg:height="3.47in" presentation:class="title" presentation:placeholder="false">
        <draw:text-box>
          <text:p text:style-name="a62" text:class-names="" text:cond-style-name=""><text:span text:style-name="a61" text:class-names="">Click to edit Master title style</text:span></text:p>
        </draw:text-box>
        <svg:title/>
        <svg:desc/>
      </draw:frame>
      <draw:frame draw:id="id12" presentation:style-name="a66" draw:name="Subtitle 2" svg:x="0.63in" svg:y="5.17in" svg:width="12.07in" svg:height="1.62in" presentation:class="subtitle" presentation:placeholder="false">
        <draw:text-box>
          <text:p text:style-name="a65" text:class-names="" text:cond-style-name=""><text:span text:style-name="a64" text:class-names="">Click to edit Master subtitle style</text:span></text:p>
        </draw:text-box>
        <svg:title/>
        <svg:desc/>
      </draw:frame>
      <draw:frame draw:id="id13" presentation:style-name="a70" draw:name="Date Placeholder 3" svg:x="0.63in" svg:y="6.95139in" svg:width="3in" svg:height="0.39931in" presentation:class="date-time" presentation:placeholder="false">
        <draw:text-box>
          <text:p text:style-name="a69" text:class-names="" text:cond-style-name=""><text:span text:style-name="a67" text:class-names=""><text:date text:fixed="false" style:data-style-name="a68">8/1/2022</text:date></text:span></text:p>
        </draw:text-box>
        <svg:title/>
        <svg:desc/>
      </draw:frame>
      <draw:frame draw:id="id14"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Slide Number Placeholder 5" svg:x="9.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draw:custom-shape svg:width="0.16in" svg:height="0.77in" draw:id="id16" draw:style-name="a79" draw:transform="translate(-0.08in -0.385in) rotate(-1.5708) translate(1.01782in 0.76426in)" draw:name="Rectangle 7">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custom-shape svg:x="0.63282in" svg:y="4.92257in" svg:width="12.06769in" svg:height="0.02in" draw:id="id17" draw:style-name="a82" draw:name="Rectangle 9">
        <svg:title/>
        <svg:desc/>
        <text:p text:style-name="a81" text:class-names="" text:cond-style-name=""><text:span text:style-name="a80" text:class-names=""/></text:p>
        <draw:enhanced-geometry xmlns:dr3d="urn:oasis:names:tc:opendocument:xmlns:dr3d:1.0" draw:type="non-primitive" svg:viewBox="0 0 21600 21600" draw:enhanced-path="M 0 0 L 21600 0 21600 21600 0 21600 Z N" draw:mirror-vertical="true"/>
      </draw:custom-shape>
      <presentation:notes style:page-layout-name="pageLayout2" draw:style-name="a112">
        <draw:frame draw:id="id5" presentation:style-name="a85" draw:name="Header Placeholder 1" svg:x="0in" svg:y="0in" svg:width="3.25in" svg:height="0.50174in" presentation:class="header" presentation:placeholder="false">
          <draw:text-box>
            <text:p text:style-name="a84" text:class-names="" text:cond-style-name=""><text:span text:style-name="a83" text:class-names=""/></text:p>
          </draw:text-box>
          <svg:title/>
          <svg:desc/>
        </draw:frame>
        <draw:frame draw:id="id6" presentation:style-name="a89" draw:name="Date Placeholder 2" svg:x="4.24826in" svg:y="0in" svg:width="3.25in" svg:height="0.50174in" presentation:class="date-time" presentation:placeholder="false">
          <draw:text-box>
            <text:p text:style-name="a88" text:class-names="" text:cond-style-name=""><text:span text:style-name="a86" text:class-names=""><text:date text:fixed="false" style:data-style-name="a87">8/1/2022</text:date></text:span></text:p>
          </draw:text-box>
          <svg:title/>
          <svg:desc/>
        </draw:frame>
        <draw:page-thumbnail svg:x="0.75in" svg:y="1.25in" svg:width="6in" svg:height="3.375in" presentation:class="page" draw:id="id7" presentation:style-name="a90"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2" text:class-names="" text:cond-style-name=""><text:span text:style-name="a91" text:class-names="">Click to edit Master text styles</text:span></text:p>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2" text:class-names="">Fifth level</text:span></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custom-shape svg:x="0.61046in" svg:y="0in" svg:width="12.21287in" svg:height="2.20779in" draw:id="id18" draw:style-name="a116" draw:name="Rectangle 7">
        <svg:title/>
        <svg:desc/>
        <text:p text:style-name="a115" text:class-names="" text:cond-style-name=""><text:span text:style-name="a114" text:class-names=""/></text:p>
        <draw:enhanced-geometry xmlns:dr3d="urn:oasis:names:tc:opendocument:xmlns:dr3d:1.0" draw:type="non-primitive" svg:viewBox="0 0 21600 21600" draw:enhanced-path="M 0 0 L 21600 0 21600 21600 0 21600 Z N"/>
      </draw:custom-shape>
      <draw:custom-shape svg:x="0.62in" svg:y="0in" svg:width="12.2in" svg:height="2.2in" draw:id="id19" draw:style-name="a119" draw:name="Rectangle 9">
        <svg:title/>
        <svg:desc/>
        <text:p text:style-name="a118" text:class-names="" text:cond-style-name=""><text:span text:style-name="a117" text:class-names=""/></text:p>
        <draw:enhanced-geometry xmlns:dr3d="urn:oasis:names:tc:opendocument:xmlns:dr3d:1.0" draw:type="non-primitive" svg:viewBox="0 0 21600 21600" draw:enhanced-path="M 0 0 L 21600 0 21600 21600 0 21600 Z N"/>
      </draw:custom-shape>
      <draw:custom-shape svg:x="0.54553in" svg:y="0.86106in" svg:width="0.14in" svg:height="0.77in" draw:id="id20" draw:style-name="a122" draw:name="Rectangle 11">
        <svg:title/>
        <svg:desc/>
        <text:p text:style-name="a121" text:class-names="" text:cond-style-name=""><text:span text:style-name="a120" text:class-names=""/></text:p>
        <draw:enhanced-geometry xmlns:dr3d="urn:oasis:names:tc:opendocument:xmlns:dr3d:1.0" draw:type="non-primitive" svg:viewBox="0 0 21600 21600" draw:enhanced-path="M 0 0 L 21600 0 21600 21600 0 21600 Z N"/>
      </draw:custom-shape>
      <draw:frame draw:id="id21" presentation:style-name="a125" draw:name="Title 1" svg:x="1.22in" svg:y="0.6in" svg:width="11.12in" svg:height="1.29in" presentation:class="title" presentation:placeholder="false">
        <draw:text-box>
          <text:p text:style-name="a124" text:class-names="" text:cond-style-name=""><text:span text:style-name="a123" text:class-names="">Click to edit Master title style</text:span></text:p>
        </draw:text-box>
        <svg:title/>
        <svg:desc/>
      </draw:frame>
      <draw:frame draw:id="id22" presentation:style-name="a141" draw:name="Content Placeholder 2" svg:x="1.22in" svg:y="2.71in" svg:width="11.12in" svg:height="4.04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0">
            <text:list-item>
              <text:list text:style-name="a140">
                <text:list-item>
                  <text:list text:style-name="a140">
                    <text:list-item>
                      <text:list text:style-name="a140">
                        <text:list-item>
                          <text:list text:style-name="a140">
                            <text:list-item>
                              <text:p text:style-name="a139" text:class-names="" text:cond-style-name=""><text:span text:style-name="a138" text:class-names="">Fifth level</text:span></text:p>
                            </text:list-item>
                          </text:list>
                        </text:list-item>
                      </text:list>
                    </text:list-item>
                  </text:list>
                </text:list-item>
              </text:list>
            </text:list-item>
          </text:list>
        </draw:text-box>
        <svg:title/>
        <svg:desc/>
      </draw:frame>
      <draw:frame draw:id="id23" presentation:style-name="a145" draw:name="Date Placeholder 3" svg:x="1.22in" svg:y="6.95139in" svg:width="3in" svg:height="0.39931in" presentation:class="date-time" presentation:placeholder="false">
        <draw:text-box>
          <text:p text:style-name="a144" text:class-names="" text:cond-style-name=""><text:span text:style-name="a142" text:class-names=""><text:date text:fixed="false" style:data-style-name="a143">8/1/2022</text:date></text:span></text:p>
        </draw:text-box>
        <svg:title/>
        <svg:desc/>
      </draw:frame>
      <draw:frame draw:id="id24" presentation:style-name="a148" draw:name="Footer Placeholder 4" svg:x="4.41667in" svg:y="6.95139in" svg:width="4.5in" svg:height="0.39931in" presentation:class="footer" presentation:placeholder="false">
        <draw:text-box>
          <text:p text:style-name="a147" text:class-names="" text:cond-style-name=""><text:span text:style-name="a146" text:class-names=""/></text:p>
        </draw:text-box>
        <svg:title/>
        <svg:desc/>
      </draw:frame>
      <draw:frame draw:id="id25" presentation:style-name="a151" draw:name="Slide Number Placeholder 5" svg:x="9.34in" svg:y="6.95139in" svg:width="3in" svg:height="0.39931in" presentation:class="page-number" presentation:placeholder="false">
        <draw:text-box>
          <text:p text:style-name="a150" text:class-names="" text:cond-style-name=""><text:span text:style-name="a149" text:class-names=""><text:page-number style:num-format="1" text:fixed="false"/></text:span></text:p>
        </draw:text-box>
        <svg:title/>
        <svg:desc/>
      </draw:frame>
      <presentation:notes style:page-layout-name="pageLayout2" draw:style-name="a181">
        <draw:frame draw:id="id5" presentation:style-name="a154" draw:name="Header Placeholder 1" svg:x="0in" svg:y="0in" svg:width="3.25in" svg:height="0.50174in" presentation:class="header" presentation:placeholder="false">
          <draw:text-box>
            <text:p text:style-name="a153" text:class-names="" text:cond-style-name=""><text:span text:style-name="a152" text:class-names=""/></text:p>
          </draw:text-box>
          <svg:title/>
          <svg:desc/>
        </draw:frame>
        <draw:frame draw:id="id6" presentation:style-name="a158" draw:name="Date Placeholder 2" svg:x="4.24826in" svg:y="0in" svg:width="3.25in" svg:height="0.50174in" presentation:class="date-time" presentation:placeholder="false">
          <draw:text-box>
            <text:p text:style-name="a157" text:class-names="" text:cond-style-name=""><text:span text:style-name="a155" text:class-names=""><text:date text:fixed="false" style:data-style-name="a156">8/1/2022</text:date></text:span></text:p>
          </draw:text-box>
          <svg:title/>
          <svg:desc/>
        </draw:frame>
        <draw:page-thumbnail svg:x="0.75in" svg:y="1.25in" svg:width="6in" svg:height="3.375in" presentation:class="page" draw:id="id7" presentation:style-name="a159" draw:name="Slide Image Placeholder 3">
          <svg:title/>
          <svg:desc/>
        </draw:page-thumbnail>
        <draw:frame draw:id="id8" presentation:style-name="a174" draw:name="Notes Placeholder 4" svg:x="0.75in" svg:y="4.8125in" svg:width="6in" svg:height="3.9375in" presentation:class="notes" presentation:placeholder="false">
          <draw:text-box>
            <text:p text:style-name="a161" text:class-names="" text:cond-style-name=""><text:span text:style-name="a160" text:class-names="">Click to edit Master text styles</text:span></text:p>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9" presentation:style-name="a177" draw:name="Footer Placeholder 5" svg:x="0in" svg:y="9.49826in" svg:width="3.25in" svg:height="0.50174in" presentation:class="footer" presentation:placeholder="false">
          <draw:text-box>
            <text:p text:style-name="a176" text:class-names="" text:cond-style-name=""><text:span text:style-name="a175" text:class-names=""/></text:p>
          </draw:text-box>
          <svg:title/>
          <svg:desc/>
        </draw:frame>
        <draw:frame draw:id="id10" presentation:style-name="a180" draw:name="Slide Number Placeholder 6" svg:x="4.24826in" svg:y="9.49826in" svg:width="3.25in" svg:height="0.50174in" presentation:class="page-number" presentation:placeholder="false">
          <draw:text-box>
            <text:p text:style-name="a179" text:class-names="" text:cond-style-name=""><text:span text:style-name="a178" text:class-names=""><text:page-number style:num-format="1" text:fixed="false"/></text:span></text:p>
          </draw:text-box>
          <svg:title/>
          <svg:desc/>
        </draw:frame>
      </presentation:notes>
    </style:master-page>
    <style:master-page style:name="Master1-Layout3-secHead-Section-Header" style:page-layout-name="pageLayout1" draw:style-name="a182">
      <draw:custom-shape svg:x="0.61047in" svg:y="5.44775in" svg:width="12.17734in" svg:height="0.9in" draw:id="id26" draw:style-name="a185" draw:name="Rectangle 7">
        <svg:title/>
        <svg:desc/>
        <text:p text:style-name="a184" text:class-names="" text:cond-style-name=""><text:span text:style-name="a183" text:class-names=""/></text:p>
        <draw:enhanced-geometry xmlns:dr3d="urn:oasis:names:tc:opendocument:xmlns:dr3d:1.0" draw:type="non-primitive" svg:viewBox="0 0 21600 21600" draw:enhanced-path="M 0 0 L 21600 0 21600 21600 0 21600 Z N"/>
      </draw:custom-shape>
      <draw:custom-shape svg:x="0.54553in" svg:y="5.59775in" svg:width="0.16in" svg:height="0.6in" draw:id="id27" draw:style-name="a188" draw:name="Rectangle 9">
        <svg:title/>
        <svg:desc/>
        <text:p text:style-name="a187" text:class-names="" text:cond-style-name=""><text:span text:style-name="a186" text:class-names=""/></text:p>
        <draw:enhanced-geometry xmlns:dr3d="urn:oasis:names:tc:opendocument:xmlns:dr3d:1.0" draw:type="non-primitive" svg:viewBox="0 0 21600 21600" draw:enhanced-path="M 0 0 L 21600 0 21600 21600 0 21600 Z N"/>
      </draw:custom-shape>
      <draw:frame draw:id="id28" presentation:style-name="a191" draw:name="Title 1" svg:x="0.61in" svg:y="0.7in" svg:width="11.91in" svg:height="4.5in" presentation:class="title" presentation:placeholder="false">
        <draw:text-box>
          <text:p text:style-name="a190" text:class-names="" text:cond-style-name=""><text:span text:style-name="a189" text:class-names="">Click to edit Master title style</text:span></text:p>
        </draw:text-box>
        <svg:title/>
        <svg:desc/>
      </draw:frame>
      <draw:frame draw:id="id29" presentation:style-name="a195" draw:name="Text Placeholder 2" svg:x="0.92in" svg:y="5.58in" svg:width="11.6in" svg:height="0.64in" presentation:class="outline" presentation:placeholder="false">
        <draw:text-box>
          <text:list text:style-name="a194">
            <text:list-item>
              <text:p text:style-name="a193" text:class-names="" text:cond-style-name=""><text:span text:style-name="a192" text:class-names="">Click to edit Master text styles</text:span></text:p>
            </text:list-item>
          </text:list>
        </draw:text-box>
        <svg:title/>
        <svg:desc/>
      </draw:frame>
      <draw:frame draw:id="id30" presentation:style-name="a199" draw:name="Date Placeholder 3" svg:x="0.91667in" svg:y="6.95139in" svg:width="3in" svg:height="0.39931in" presentation:class="date-time" presentation:placeholder="false">
        <draw:text-box>
          <text:p text:style-name="a198" text:class-names="" text:cond-style-name=""><text:span text:style-name="a196" text:class-names=""><text:date text:fixed="false" style:data-style-name="a197">8/1/2022</text:date></text:span></text:p>
        </draw:text-box>
        <svg:title/>
        <svg:desc/>
      </draw:frame>
      <draw:frame draw:id="id31" presentation:style-name="a202" draw:name="Footer Placeholder 4"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2" presentation:style-name="a205" draw:name="Slide Number Placeholder 5" svg:x="9.41667in" svg:y="6.95139in" svg:width="3in" svg:height="0.39931in" presentation:class="page-number" presentation:placeholder="false">
        <draw:text-box>
          <text:p text:style-name="a204" text:class-names="" text:cond-style-name=""><text:span text:style-name="a203" text:class-names=""><text:page-number style:num-format="1" text:fixed="false"/></text:span></text:p>
        </draw:text-box>
        <svg:title/>
        <svg:desc/>
      </draw:frame>
      <presentation:notes style:page-layout-name="pageLayout2" draw:style-name="a235">
        <draw:frame draw:id="id5" presentation:style-name="a208" draw:name="Header Placeholder 1" svg:x="0in" svg:y="0in" svg:width="3.25in" svg:height="0.50174in" presentation:class="header" presentation:placeholder="false">
          <draw:text-box>
            <text:p text:style-name="a207" text:class-names="" text:cond-style-name=""><text:span text:style-name="a206" text:class-names=""/></text:p>
          </draw:text-box>
          <svg:title/>
          <svg:desc/>
        </draw:frame>
        <draw:frame draw:id="id6" presentation:style-name="a212" draw:name="Date Placeholder 2" svg:x="4.24826in" svg:y="0in" svg:width="3.25in" svg:height="0.50174in" presentation:class="date-time" presentation:placeholder="false">
          <draw:text-box>
            <text:p text:style-name="a211" text:class-names="" text:cond-style-name=""><text:span text:style-name="a209" text:class-names=""><text:date text:fixed="false" style:data-style-name="a210">8/1/2022</text:date></text:span></text:p>
          </draw:text-box>
          <svg:title/>
          <svg:desc/>
        </draw:frame>
        <draw:page-thumbnail svg:x="0.75in" svg:y="1.25in" svg:width="6in" svg:height="3.375in" presentation:class="page" draw:id="id7" presentation:style-name="a213" draw:name="Slide Image Placeholder 3">
          <svg:title/>
          <svg:desc/>
        </draw:page-thumbnail>
        <draw:frame draw:id="id8" presentation:style-name="a228" draw:name="Notes Placeholder 4" svg:x="0.75in" svg:y="4.8125in" svg:width="6in" svg:height="3.9375in" presentation:class="notes" presentation:placeholder="false">
          <draw:text-box>
            <text:p text:style-name="a215" text:class-names="" text:cond-style-name=""><text:span text:style-name="a214" text:class-names="">Click to edit Master text styles</text:span></text:p>
            <text:list text:style-name="a218">
              <text:list-item>
                <text:list text:style-name="a218">
                  <text:list-item>
                    <text:p text:style-name="a217" text:class-names="" text:cond-style-name=""><text:span text:style-name="a216" text:class-names="">Second level</text:span></text:p>
                  </text:list-item>
                </text:list>
              </text:list-item>
            </text:list>
            <text:list text:style-name="a221">
              <text:list-item>
                <text:list text:style-name="a221">
                  <text:list-item>
                    <text:list text:style-name="a221">
                      <text:list-item>
                        <text:p text:style-name="a220" text:class-names="" text:cond-style-name=""><text:span text:style-name="a219" text:class-names="">Third level</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Fourth level</text:span></text:p>
                          </text:list-item>
                        </text:list>
                      </text:list-item>
                    </text:list>
                  </text:list-item>
                </text:list>
              </text:list-item>
            </text:list>
            <text:list text:style-name="a227">
              <text:list-item>
                <text:list text:style-name="a227">
                  <text:list-item>
                    <text:list text:style-name="a227">
                      <text:list-item>
                        <text:list text:style-name="a227">
                          <text:list-item>
                            <text:list text:style-name="a227">
                              <text:list-item>
                                <text:p text:style-name="a226" text:class-names="" text:cond-style-name=""><text:span text:style-name="a225" text:class-names="">Fifth level</text:span></text:p>
                              </text:list-item>
                            </text:list>
                          </text:list-item>
                        </text:list>
                      </text:list-item>
                    </text:list>
                  </text:list-item>
                </text:list>
              </text:list-item>
            </text:list>
          </draw:text-box>
          <svg:title/>
          <svg:desc/>
        </draw:frame>
        <draw:frame draw:id="id9" presentation:style-name="a231" draw:name="Footer Placeholder 5" svg:x="0in" svg:y="9.49826in" svg:width="3.25in" svg:height="0.50174in" presentation:class="footer" presentation:placeholder="false">
          <draw:text-box>
            <text:p text:style-name="a230" text:class-names="" text:cond-style-name=""><text:span text:style-name="a229" text:class-names=""/></text:p>
          </draw:text-box>
          <svg:title/>
          <svg:desc/>
        </draw:frame>
        <draw:frame draw:id="id10" presentation:style-name="a234" draw:name="Slide Number Placeholder 6" svg:x="4.24826in" svg:y="9.49826in" svg:width="3.25in" svg:height="0.50174in" presentation:class="page-number" presentation:placeholder="false">
          <draw:text-box>
            <text:p text:style-name="a233" text:class-names="" text:cond-style-name=""><text:span text:style-name="a232" text:class-names=""><text:page-number style:num-format="1" text:fixed="false"/></text:span></text:p>
          </draw:text-box>
          <svg:title/>
          <svg:desc/>
        </draw:frame>
      </presentation:notes>
    </style:master-page>
    <style:master-page style:name="Master1-Layout4-twoObj-Two-Content" style:page-layout-name="pageLayout1" draw:style-name="a236">
      <draw:custom-shape svg:x="0.61046in" svg:y="0in" svg:width="12.21287in" svg:height="2.20779in" draw:id="id33" draw:style-name="a239" draw:name="Rectangle 8">
        <svg:title/>
        <svg:desc/>
        <text:p text:style-name="a238" text:class-names="" text:cond-style-name=""><text:span text:style-name="a237" text:class-names=""/></text:p>
        <draw:enhanced-geometry xmlns:dr3d="urn:oasis:names:tc:opendocument:xmlns:dr3d:1.0" draw:type="non-primitive" svg:viewBox="0 0 21600 21600" draw:enhanced-path="M 0 0 L 21600 0 21600 21600 0 21600 Z N"/>
      </draw:custom-shape>
      <draw:custom-shape svg:x="0.62in" svg:y="0in" svg:width="12.2in" svg:height="2.2in" draw:id="id34" draw:style-name="a242" draw:name="Rectangle 10">
        <svg:title/>
        <svg:desc/>
        <text:p text:style-name="a241" text:class-names="" text:cond-style-name=""><text:span text:style-name="a240" text:class-names=""/></text:p>
        <draw:enhanced-geometry xmlns:dr3d="urn:oasis:names:tc:opendocument:xmlns:dr3d:1.0" draw:type="non-primitive" svg:viewBox="0 0 21600 21600" draw:enhanced-path="M 0 0 L 21600 0 21600 21600 0 21600 Z N"/>
      </draw:custom-shape>
      <draw:custom-shape svg:x="0.54553in" svg:y="0.86106in" svg:width="0.14in" svg:height="0.77in" draw:id="id35" draw:style-name="a245" draw:name="Rectangle 12">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frame draw:id="id36" presentation:style-name="a248" draw:name="Title 1" svg:x="1.22in" svg:y="0.6in" svg:width="11.12in" svg:height="1.29in" presentation:class="title" presentation:placeholder="false">
        <draw:text-box>
          <text:p text:style-name="a247" text:class-names="" text:cond-style-name=""><text:span text:style-name="a246" text:class-names="">Click to edit Master title style</text:span></text:p>
        </draw:text-box>
        <svg:title/>
        <svg:desc/>
      </draw:frame>
      <draw:frame draw:id="id37" presentation:style-name="a264" draw:name="Content Placeholder 2" svg:x="1.22in" svg:y="2.71in" svg:width="5.4in" svg:height="4.04in" presentation:class="object" presentation:placeholder="false">
        <draw:text-box>
          <text:list text:style-name="a251">
            <text:list-item>
              <text:p text:style-name="a250" text:class-names="" text:cond-style-name=""><text:span text:style-name="a249" text:class-names="">Click to 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Fifth level</text:span></text:p>
                            </text:list-item>
                          </text:list>
                        </text:list-item>
                      </text:list>
                    </text:list-item>
                  </text:list>
                </text:list-item>
              </text:list>
            </text:list-item>
          </text:list>
        </draw:text-box>
        <svg:title/>
        <svg:desc/>
      </draw:frame>
      <draw:frame draw:id="id38" presentation:style-name="a280" draw:name="Content Placeholder 3" svg:x="6.94in" svg:y="2.71in" svg:width="5.4in" svg:height="4.04in" presentation:class="object" presentation:placeholder="false">
        <draw:text-box>
          <text:list text:style-name="a267">
            <text:list-item>
              <text:p text:style-name="a266" text:class-names="" text:cond-style-name=""><text:span text:style-name="a265" text:class-names="">Click to 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7" text:class-names="">Fifth level</text:span></text:p>
                            </text:list-item>
                          </text:list>
                        </text:list-item>
                      </text:list>
                    </text:list-item>
                  </text:list>
                </text:list-item>
              </text:list>
            </text:list-item>
          </text:list>
        </draw:text-box>
        <svg:title/>
        <svg:desc/>
      </draw:frame>
      <draw:frame draw:id="id39" presentation:style-name="a284" draw:name="Date Placeholder 4" svg:x="1.22in" svg:y="6.95139in" svg:width="3in" svg:height="0.39931in" presentation:class="date-time" presentation:placeholder="false">
        <draw:text-box>
          <text:p text:style-name="a283" text:class-names="" text:cond-style-name=""><text:span text:style-name="a281" text:class-names=""><text:date text:fixed="false" style:data-style-name="a282">8/1/2022</text:date></text:span></text:p>
        </draw:text-box>
        <svg:title/>
        <svg:desc/>
      </draw:frame>
      <draw:frame draw:id="id40" presentation:style-name="a287" draw:name="Footer Placeholder 5" svg:x="4.41667in" svg:y="6.95139in" svg:width="4.5in" svg:height="0.39931in" presentation:class="footer" presentation:placeholder="false">
        <draw:text-box>
          <text:p text:style-name="a286" text:class-names="" text:cond-style-name=""><text:span text:style-name="a285" text:class-names=""/></text:p>
        </draw:text-box>
        <svg:title/>
        <svg:desc/>
      </draw:frame>
      <draw:frame draw:id="id41" presentation:style-name="a290" draw:name="Slide Number Placeholder 6" svg:x="9.34in" svg:y="6.95139in" svg:width="3in" svg:height="0.39931in" presentation:class="page-number" presentation:placeholder="false">
        <draw:text-box>
          <text:p text:style-name="a289" text:class-names="" text:cond-style-name=""><text:span text:style-name="a288" text:class-names=""><text:page-number style:num-format="1" text:fixed="false"/></text:span></text:p>
        </draw:text-box>
        <svg:title/>
        <svg:desc/>
      </draw:frame>
      <presentation:notes style:page-layout-name="pageLayout2" draw:style-name="a320">
        <draw:frame draw:id="id5" presentation:style-name="a293" draw:name="Header Placeholder 1" svg:x="0in" svg:y="0in" svg:width="3.25in" svg:height="0.50174in" presentation:class="header" presentation:placeholder="false">
          <draw:text-box>
            <text:p text:style-name="a292" text:class-names="" text:cond-style-name=""><text:span text:style-name="a291" text:class-names=""/></text:p>
          </draw:text-box>
          <svg:title/>
          <svg:desc/>
        </draw:frame>
        <draw:frame draw:id="id6" presentation:style-name="a297" draw:name="Date Placeholder 2" svg:x="4.24826in" svg:y="0in" svg:width="3.25in" svg:height="0.50174in" presentation:class="date-time" presentation:placeholder="false">
          <draw:text-box>
            <text:p text:style-name="a296" text:class-names="" text:cond-style-name=""><text:span text:style-name="a294" text:class-names=""><text:date text:fixed="false" style:data-style-name="a295">8/1/2022</text:date></text:span></text:p>
          </draw:text-box>
          <svg:title/>
          <svg:desc/>
        </draw:frame>
        <draw:page-thumbnail svg:x="0.75in" svg:y="1.25in" svg:width="6in" svg:height="3.375in" presentation:class="page" draw:id="id7" presentation:style-name="a298" draw:name="Slide Image Placeholder 3">
          <svg:title/>
          <svg:desc/>
        </draw:page-thumbnail>
        <draw:frame draw:id="id8" presentation:style-name="a313" draw:name="Notes Placeholder 4" svg:x="0.75in" svg:y="4.8125in" svg:width="6in" svg:height="3.9375in" presentation:class="notes" presentation:placeholder="false">
          <draw:text-box>
            <text:p text:style-name="a300" text:class-names="" text:cond-style-name=""><text:span text:style-name="a299" text:class-names="">Click to edit Master text styles</text:span></text:p>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ifth level</text:span></text:p>
                              </text:list-item>
                            </text:list>
                          </text:list-item>
                        </text:list>
                      </text:list-item>
                    </text:list>
                  </text:list-item>
                </text:list>
              </text:list-item>
            </text:list>
          </draw:text-box>
          <svg:title/>
          <svg:desc/>
        </draw:frame>
        <draw:frame draw:id="id9" presentation:style-name="a316" draw:name="Footer Placeholder 5" svg:x="0in" svg:y="9.49826in" svg:width="3.25in" svg:height="0.50174in" presentation:class="footer" presentation:placeholder="false">
          <draw:text-box>
            <text:p text:style-name="a315" text:class-names="" text:cond-style-name=""><text:span text:style-name="a314" text:class-names=""/></text:p>
          </draw:text-box>
          <svg:title/>
          <svg:desc/>
        </draw:frame>
        <draw:frame draw:id="id10" presentation:style-name="a319" draw:name="Slide Number Placeholder 6" svg:x="4.24826in" svg:y="9.49826in" svg:width="3.25in" svg:height="0.50174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5-twoTxTwoObj-Comparison" style:page-layout-name="pageLayout1" draw:style-name="a321">
      <draw:custom-shape svg:x="0.61046in" svg:y="0in" svg:width="12.21287in" svg:height="2.20779in" draw:id="id42" draw:style-name="a324" draw:name="Rectangle 10">
        <svg:title/>
        <svg:desc/>
        <text:p text:style-name="a323" text:class-names="" text:cond-style-name=""><text:span text:style-name="a322" text:class-names=""/></text:p>
        <draw:enhanced-geometry xmlns:dr3d="urn:oasis:names:tc:opendocument:xmlns:dr3d:1.0" draw:type="non-primitive" svg:viewBox="0 0 21600 21600" draw:enhanced-path="M 0 0 L 21600 0 21600 21600 0 21600 Z N"/>
      </draw:custom-shape>
      <draw:custom-shape svg:x="0.62in" svg:y="0in" svg:width="12.2in" svg:height="2.2in" draw:id="id43" draw:style-name="a327" draw:name="Rectangle 12">
        <svg:title/>
        <svg:desc/>
        <text:p text:style-name="a326" text:class-names="" text:cond-style-name=""><text:span text:style-name="a325" text:class-names=""/></text:p>
        <draw:enhanced-geometry xmlns:dr3d="urn:oasis:names:tc:opendocument:xmlns:dr3d:1.0" draw:type="non-primitive" svg:viewBox="0 0 21600 21600" draw:enhanced-path="M 0 0 L 21600 0 21600 21600 0 21600 Z N"/>
      </draw:custom-shape>
      <draw:custom-shape svg:x="0.54553in" svg:y="0.86106in" svg:width="0.14in" svg:height="0.77in" draw:id="id44" draw:style-name="a330" draw:name="Rectangle 14">
        <svg:title/>
        <svg:desc/>
        <text:p text:style-name="a329" text:class-names="" text:cond-style-name=""><text:span text:style-name="a328" text:class-names=""/></text:p>
        <draw:enhanced-geometry xmlns:dr3d="urn:oasis:names:tc:opendocument:xmlns:dr3d:1.0" draw:type="non-primitive" svg:viewBox="0 0 21600 21600" draw:enhanced-path="M 0 0 L 21600 0 21600 21600 0 21600 Z N"/>
      </draw:custom-shape>
      <draw:frame draw:id="id45" presentation:style-name="a333" draw:name="Title 1" svg:x="1.22in" svg:y="0.6in" svg:width="11.12in" svg:height="1.29in" presentation:class="title" presentation:placeholder="false">
        <draw:text-box>
          <text:p text:style-name="a332" text:class-names="" text:cond-style-name=""><text:span text:style-name="a331" text:class-names="">Click to edit Master title style</text:span></text:p>
        </draw:text-box>
        <svg:title/>
        <svg:desc/>
      </draw:frame>
      <draw:frame draw:id="id46" presentation:style-name="a337" draw:name="Text Placeholder 2" svg:x="1.22in" svg:y="2.59476in" svg:width="5.4in" svg:height="0.90104in" presentation:class="outline" presentation:placeholder="false">
        <draw:text-box>
          <text:list text:style-name="a336">
            <text:list-item>
              <text:p text:style-name="a335" text:class-names="" text:cond-style-name=""><text:span text:style-name="a334" text:class-names="">Click to edit Master text styles</text:span></text:p>
            </text:list-item>
          </text:list>
        </draw:text-box>
        <svg:title/>
        <svg:desc/>
      </draw:frame>
      <draw:frame draw:id="id47" presentation:style-name="a353" draw:name="Content Placeholder 3" svg:x="1.22in" svg:y="3.5036in" svg:width="5.4in" svg:height="3.2464in" presentation:class="object" presentation:placeholder="false">
        <draw:text-box>
          <text:list text:style-name="a340">
            <text:list-item>
              <text:p text:style-name="a339" text:class-names="" text:cond-style-name=""><text:span text:style-name="a338" text:class-names="">Click to edit Master text styles</text:span></text:p>
            </text:list-item>
          </text:list>
          <text:list text:style-name="a343">
            <text:list-item>
              <text:list text:style-name="a343">
                <text:list-item>
                  <text:p text:style-name="a342" text:class-names="" text:cond-style-name=""><text:span text:style-name="a341" text:class-names="">Second level</text:span></text:p>
                </text:list-item>
              </text:list>
            </text:list-item>
          </text:list>
          <text:list text:style-name="a346">
            <text:list-item>
              <text:list text:style-name="a346">
                <text:list-item>
                  <text:list text:style-name="a346">
                    <text:list-item>
                      <text:p text:style-name="a345" text:class-names="" text:cond-style-name=""><text:span text:style-name="a344" text:class-names="">Third level</text:span></text:p>
                    </text:list-item>
                  </text:list>
                </text:list-item>
              </text:list>
            </text:list-item>
          </text:list>
          <text:list text:style-name="a349">
            <text:list-item>
              <text:list text:style-name="a349">
                <text:list-item>
                  <text:list text:style-name="a349">
                    <text:list-item>
                      <text:list text:style-name="a349">
                        <text:list-item>
                          <text:p text:style-name="a348" text:class-names="" text:cond-style-name=""><text:span text:style-name="a347" text:class-names="">Fourth level</text:span></text:p>
                        </text:list-item>
                      </text:list>
                    </text:list-item>
                  </text:list>
                </text:list-item>
              </text:list>
            </text:list-item>
          </text:list>
          <text:list text:style-name="a352">
            <text:list-item>
              <text:list text:style-name="a352">
                <text:list-item>
                  <text:list text:style-name="a352">
                    <text:list-item>
                      <text:list text:style-name="a352">
                        <text:list-item>
                          <text:list text:style-name="a352">
                            <text:list-item>
                              <text:p text:style-name="a351" text:class-names="" text:cond-style-name=""><text:span text:style-name="a350" text:class-names="">Fifth level</text:span></text:p>
                            </text:list-item>
                          </text:list>
                        </text:list-item>
                      </text:list>
                    </text:list-item>
                  </text:list>
                </text:list-item>
              </text:list>
            </text:list-item>
          </text:list>
        </draw:text-box>
        <svg:title/>
        <svg:desc/>
      </draw:frame>
      <draw:frame draw:id="id48" presentation:style-name="a357" draw:name="Text Placeholder 4" svg:x="6.94in" svg:y="2.59476in" svg:width="5.4in" svg:height="0.90104in" presentation:class="outline" presentation:placeholder="false">
        <draw:text-box>
          <text:list text:style-name="a356">
            <text:list-item>
              <text:p text:style-name="a355" text:class-names="" text:cond-style-name=""><text:span text:style-name="a354" text:class-names="">Click to edit Master text styles</text:span></text:p>
            </text:list-item>
          </text:list>
        </draw:text-box>
        <svg:title/>
        <svg:desc/>
      </draw:frame>
      <draw:frame draw:id="id49" presentation:style-name="a373" draw:name="Content Placeholder 5" svg:x="6.94in" svg:y="3.50359in" svg:width="5.4in" svg:height="3.2464in" presentation:class="object" presentation:placeholder="false">
        <draw:text-box>
          <text:list text:style-name="a360">
            <text:list-item>
              <text:p text:style-name="a359" text:class-names="" text:cond-style-name=""><text:span text:style-name="a358" text:class-names="">Click to edit Master text styles</text:span></text:p>
            </text:list-item>
          </text:list>
          <text:list text:style-name="a363">
            <text:list-item>
              <text:list text:style-name="a363">
                <text:list-item>
                  <text:p text:style-name="a362" text:class-names="" text:cond-style-name=""><text:span text:style-name="a361" text:class-names="">Second level</text:span></text:p>
                </text:list-item>
              </text:list>
            </text:list-item>
          </text:list>
          <text:list text:style-name="a366">
            <text:list-item>
              <text:list text:style-name="a366">
                <text:list-item>
                  <text:list text:style-name="a366">
                    <text:list-item>
                      <text:p text:style-name="a365" text:class-names="" text:cond-style-name=""><text:span text:style-name="a364" text:class-names="">Third level</text:span></text:p>
                    </text:list-item>
                  </text:list>
                </text:list-item>
              </text:list>
            </text:list-item>
          </text:list>
          <text:list text:style-name="a369">
            <text:list-item>
              <text:list text:style-name="a369">
                <text:list-item>
                  <text:list text:style-name="a369">
                    <text:list-item>
                      <text:list text:style-name="a369">
                        <text:list-item>
                          <text:p text:style-name="a368" text:class-names="" text:cond-style-name=""><text:span text:style-name="a367"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70" text:class-names="">Fifth level</text:span></text:p>
                            </text:list-item>
                          </text:list>
                        </text:list-item>
                      </text:list>
                    </text:list-item>
                  </text:list>
                </text:list-item>
              </text:list>
            </text:list-item>
          </text:list>
        </draw:text-box>
        <svg:title/>
        <svg:desc/>
      </draw:frame>
      <draw:frame draw:id="id50" presentation:style-name="a377" draw:name="Date Placeholder 6" svg:x="1.22in" svg:y="6.95139in" svg:width="3in" svg:height="0.39931in" presentation:class="date-time" presentation:placeholder="false">
        <draw:text-box>
          <text:p text:style-name="a376" text:class-names="" text:cond-style-name=""><text:span text:style-name="a374" text:class-names=""><text:date text:fixed="false" style:data-style-name="a375">8/1/2022</text:date></text:span></text:p>
        </draw:text-box>
        <svg:title/>
        <svg:desc/>
      </draw:frame>
      <draw:frame draw:id="id51" presentation:style-name="a380" draw:name="Footer Placeholder 7" svg:x="4.41667in" svg:y="6.95139in" svg:width="4.5in" svg:height="0.39931in" presentation:class="footer" presentation:placeholder="false">
        <draw:text-box>
          <text:p text:style-name="a379" text:class-names="" text:cond-style-name=""><text:span text:style-name="a378" text:class-names=""/></text:p>
        </draw:text-box>
        <svg:title/>
        <svg:desc/>
      </draw:frame>
      <draw:frame draw:id="id52" presentation:style-name="a383" draw:name="Slide Number Placeholder 8" svg:x="9.34in" svg:y="6.95139in" svg:width="3in" svg:height="0.39931in" presentation:class="page-number" presentation:placeholder="false">
        <draw:text-box>
          <text:p text:style-name="a382" text:class-names="" text:cond-style-name=""><text:span text:style-name="a381" text:class-names=""><text:page-number style:num-format="1" text:fixed="false"/></text:span></text:p>
        </draw:text-box>
        <svg:title/>
        <svg:desc/>
      </draw:frame>
      <presentation:notes style:page-layout-name="pageLayout2" draw:style-name="a413">
        <draw:frame draw:id="id5" presentation:style-name="a386" draw:name="Header Placeholder 1" svg:x="0in" svg:y="0in" svg:width="3.25in" svg:height="0.50174in" presentation:class="header" presentation:placeholder="false">
          <draw:text-box>
            <text:p text:style-name="a385" text:class-names="" text:cond-style-name=""><text:span text:style-name="a384" text:class-names=""/></text:p>
          </draw:text-box>
          <svg:title/>
          <svg:desc/>
        </draw:frame>
        <draw:frame draw:id="id6" presentation:style-name="a390" draw:name="Date Placeholder 2" svg:x="4.24826in" svg:y="0in" svg:width="3.25in" svg:height="0.50174in" presentation:class="date-time" presentation:placeholder="false">
          <draw:text-box>
            <text:p text:style-name="a389" text:class-names="" text:cond-style-name=""><text:span text:style-name="a387" text:class-names=""><text:date text:fixed="false" style:data-style-name="a388">8/1/2022</text:date></text:span></text:p>
          </draw:text-box>
          <svg:title/>
          <svg:desc/>
        </draw:frame>
        <draw:page-thumbnail svg:x="0.75in" svg:y="1.25in" svg:width="6in" svg:height="3.375in" presentation:class="page" draw:id="id7" presentation:style-name="a391" draw:name="Slide Image Placeholder 3">
          <svg:title/>
          <svg:desc/>
        </draw:page-thumbnail>
        <draw:frame draw:id="id8" presentation:style-name="a406" draw:name="Notes Placeholder 4" svg:x="0.75in" svg:y="4.8125in" svg:width="6in" svg:height="3.9375in" presentation:class="notes" presentation:placeholder="false">
          <draw:text-box>
            <text:p text:style-name="a393" text:class-names="" text:cond-style-name=""><text:span text:style-name="a392" text:class-names="">Click to edit Master text styles</text:span></text:p>
            <text:list text:style-name="a396">
              <text:list-item>
                <text:list text:style-name="a396">
                  <text:list-item>
                    <text:p text:style-name="a395" text:class-names="" text:cond-style-name=""><text:span text:style-name="a394" text:class-names="">Second level</text:span></text:p>
                  </text:list-item>
                </text:list>
              </text:list-item>
            </text:list>
            <text:list text:style-name="a399">
              <text:list-item>
                <text:list text:style-name="a399">
                  <text:list-item>
                    <text:list text:style-name="a399">
                      <text:list-item>
                        <text:p text:style-name="a398" text:class-names="" text:cond-style-name=""><text:span text:style-name="a397" text:class-names="">Third level</text:span></text:p>
                      </text:list-item>
                    </text:list>
                  </text:list-item>
                </text:list>
              </text:list-item>
            </text:list>
            <text:list text:style-name="a402">
              <text:list-item>
                <text:list text:style-name="a402">
                  <text:list-item>
                    <text:list text:style-name="a402">
                      <text:list-item>
                        <text:list text:style-name="a402">
                          <text:list-item>
                            <text:p text:style-name="a401" text:class-names="" text:cond-style-name=""><text:span text:style-name="a400" text:class-names="">Fourth level</text:span></text:p>
                          </text:list-item>
                        </text:list>
                      </text:list-item>
                    </text:list>
                  </text:list-item>
                </text:list>
              </text:list-item>
            </text:list>
            <text:list text:style-name="a405">
              <text:list-item>
                <text:list text:style-name="a405">
                  <text:list-item>
                    <text:list text:style-name="a405">
                      <text:list-item>
                        <text:list text:style-name="a405">
                          <text:list-item>
                            <text:list text:style-name="a405">
                              <text:list-item>
                                <text:p text:style-name="a404" text:class-names="" text:cond-style-name=""><text:span text:style-name="a403" text:class-names="">Fifth level</text:span></text:p>
                              </text:list-item>
                            </text:list>
                          </text:list-item>
                        </text:list>
                      </text:list-item>
                    </text:list>
                  </text:list-item>
                </text:list>
              </text:list-item>
            </text:list>
          </draw:text-box>
          <svg:title/>
          <svg:desc/>
        </draw:frame>
        <draw:frame draw:id="id9" presentation:style-name="a409" draw:name="Footer Placeholder 5" svg:x="0in" svg:y="9.49826in" svg:width="3.25in" svg:height="0.50174in" presentation:class="footer" presentation:placeholder="false">
          <draw:text-box>
            <text:p text:style-name="a408" text:class-names="" text:cond-style-name=""><text:span text:style-name="a407" text:class-names=""/></text:p>
          </draw:text-box>
          <svg:title/>
          <svg:desc/>
        </draw:frame>
        <draw:frame draw:id="id10" presentation:style-name="a412" draw:name="Slide Number Placeholder 6" svg:x="4.24826in" svg:y="9.49826in" svg:width="3.25in" svg:height="0.50174in" presentation:class="page-number" presentation:placeholder="false">
          <draw:text-box>
            <text:p text:style-name="a411" text:class-names="" text:cond-style-name=""><text:span text:style-name="a410" text:class-names=""><text:page-number style:num-format="1" text:fixed="false"/></text:span></text:p>
          </draw:text-box>
          <svg:title/>
          <svg:desc/>
        </draw:frame>
      </presentation:notes>
    </style:master-page>
    <style:master-page style:name="Master1-Layout6-titleOnly-Title-Only" style:page-layout-name="pageLayout1" draw:style-name="a414">
      <draw:custom-shape svg:x="0.72819in" svg:y="1.67708in" svg:width="11.93905in" svg:height="4.14583in" draw:id="id53" draw:style-name="a417" draw:name="Rectangle 6">
        <svg:title/>
        <svg:desc/>
        <text:p text:style-name="a416" text:class-names="" text:cond-style-name=""><text:span text:style-name="a415" text:class-names=""/></text:p>
        <draw:enhanced-geometry xmlns:dr3d="urn:oasis:names:tc:opendocument:xmlns:dr3d:1.0" draw:type="non-primitive" svg:viewBox="0 0 21600 21600" draw:enhanced-path="M 0 0 L 21600 0 21600 21600 0 21600 Z N"/>
      </draw:custom-shape>
      <draw:custom-shape svg:x="0.6661in" svg:y="3.25in" svg:width="0.14in" svg:height="1in" draw:id="id54" draw:style-name="a420" draw:name="Rectangle 8">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frame draw:id="id55" presentation:style-name="a423" draw:name="Title 1" svg:x="1.18in" svg:y="2.12in" svg:width="11.13in" svg:height="3.27in" presentation:class="title" presentation:placeholder="false">
        <draw:text-box>
          <text:p text:style-name="a422" text:class-names="" text:cond-style-name=""><text:span text:style-name="a421" text:class-names="">Click to edit Master title style</text:span></text:p>
        </draw:text-box>
        <svg:title/>
        <svg:desc/>
      </draw:frame>
      <draw:frame draw:id="id56" presentation:style-name="a427" draw:name="Date Placeholder 2" svg:x="0.91667in" svg:y="6.95139in" svg:width="3in" svg:height="0.39931in" presentation:class="date-time" presentation:placeholder="false">
        <draw:text-box>
          <text:p text:style-name="a426" text:class-names="" text:cond-style-name=""><text:span text:style-name="a424" text:class-names=""><text:date text:fixed="false" style:data-style-name="a425">8/1/2022</text:date></text:span></text:p>
        </draw:text-box>
        <svg:title/>
        <svg:desc/>
      </draw:frame>
      <draw:frame draw:id="id57" presentation:style-name="a430" draw:name="Footer Placeholder 3" svg:x="4.41667in" svg:y="6.95139in" svg:width="4.5in" svg:height="0.39931in" presentation:class="footer" presentation:placeholder="false">
        <draw:text-box>
          <text:p text:style-name="a429" text:class-names="" text:cond-style-name=""><text:span text:style-name="a428" text:class-names=""/></text:p>
        </draw:text-box>
        <svg:title/>
        <svg:desc/>
      </draw:frame>
      <draw:frame draw:id="id58" presentation:style-name="a433" draw:name="Slide Number Placeholder 4" svg:x="9.41667in" svg:y="6.95139in" svg:width="3in" svg:height="0.39931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page-layout-name="pageLayout2" draw:style-name="a463">
        <draw:frame draw:id="id5" presentation:style-name="a436" draw:name="Header Placeholder 1" svg:x="0in" svg:y="0in" svg:width="3.25in" svg:height="0.50174in" presentation:class="header" presentation:placeholder="false">
          <draw:text-box>
            <text:p text:style-name="a435" text:class-names="" text:cond-style-name=""><text:span text:style-name="a434" text:class-names=""/></text:p>
          </draw:text-box>
          <svg:title/>
          <svg:desc/>
        </draw:frame>
        <draw:frame draw:id="id6" presentation:style-name="a440" draw:name="Date Placeholder 2" svg:x="4.24826in" svg:y="0in" svg:width="3.25in" svg:height="0.50174in" presentation:class="date-time" presentation:placeholder="false">
          <draw:text-box>
            <text:p text:style-name="a439" text:class-names="" text:cond-style-name=""><text:span text:style-name="a437" text:class-names=""><text:date text:fixed="false" style:data-style-name="a438">8/1/2022</text:date></text:span></text:p>
          </draw:text-box>
          <svg:title/>
          <svg:desc/>
        </draw:frame>
        <draw:page-thumbnail svg:x="0.75in" svg:y="1.25in" svg:width="6in" svg:height="3.375in" presentation:class="page" draw:id="id7" presentation:style-name="a441" draw:name="Slide Image Placeholder 3">
          <svg:title/>
          <svg:desc/>
        </draw:page-thumbnail>
        <draw:frame draw:id="id8" presentation:style-name="a456" draw:name="Notes Placeholder 4" svg:x="0.75in" svg:y="4.8125in" svg:width="6in" svg:height="3.9375in" presentation:class="notes" presentation:placeholder="false">
          <draw:text-box>
            <text:p text:style-name="a443" text:class-names="" text:cond-style-name=""><text:span text:style-name="a442" text:class-names="">Click to edit Master text styles</text:span></text:p>
            <text:list text:style-name="a446">
              <text:list-item>
                <text:list text:style-name="a446">
                  <text:list-item>
                    <text:p text:style-name="a445" text:class-names="" text:cond-style-name=""><text:span text:style-name="a444" text:class-names="">Second level</text:span></text:p>
                  </text:list-item>
                </text:list>
              </text:list-item>
            </text:list>
            <text:list text:style-name="a449">
              <text:list-item>
                <text:list text:style-name="a449">
                  <text:list-item>
                    <text:list text:style-name="a449">
                      <text:list-item>
                        <text:p text:style-name="a448" text:class-names="" text:cond-style-name=""><text:span text:style-name="a447" text:class-names="">Third level</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Fourth level</text:span></text:p>
                          </text:list-item>
                        </text:list>
                      </text:list-item>
                    </text:list>
                  </text:list-item>
                </text:list>
              </text:list-item>
            </text:list>
            <text:list text:style-name="a455">
              <text:list-item>
                <text:list text:style-name="a455">
                  <text:list-item>
                    <text:list text:style-name="a455">
                      <text:list-item>
                        <text:list text:style-name="a455">
                          <text:list-item>
                            <text:list text:style-name="a455">
                              <text:list-item>
                                <text:p text:style-name="a454" text:class-names="" text:cond-style-name=""><text:span text:style-name="a453" text:class-names="">Fifth level</text:span></text:p>
                              </text:list-item>
                            </text:list>
                          </text:list-item>
                        </text:list>
                      </text:list-item>
                    </text:list>
                  </text:list-item>
                </text:list>
              </text:list-item>
            </text:list>
          </draw:text-box>
          <svg:title/>
          <svg:desc/>
        </draw:frame>
        <draw:frame draw:id="id9" presentation:style-name="a459" draw:name="Footer Placeholder 5" svg:x="0in" svg:y="9.49826in" svg:width="3.25in" svg:height="0.50174in" presentation:class="footer" presentation:placeholder="false">
          <draw:text-box>
            <text:p text:style-name="a458" text:class-names="" text:cond-style-name=""><text:span text:style-name="a457" text:class-names=""/></text:p>
          </draw:text-box>
          <svg:title/>
          <svg:desc/>
        </draw:frame>
        <draw:frame draw:id="id10" presentation:style-name="a462" draw:name="Slide Number Placeholder 6" svg:x="4.24826in" svg:y="9.49826in" svg:width="3.25in" svg:height="0.50174in" presentation:class="page-number" presentation:placeholder="false">
          <draw:text-box>
            <text:p text:style-name="a461" text:class-names="" text:cond-style-name=""><text:span text:style-name="a460" text:class-names=""><text:page-number style:num-format="1" text:fixed="false"/></text:span></text:p>
          </draw:text-box>
          <svg:title/>
          <svg:desc/>
        </draw:frame>
      </presentation:notes>
    </style:master-page>
    <style:master-page style:name="Master1-Layout7-blank-Blank" style:page-layout-name="pageLayout1" draw:style-name="a464">
      <draw:frame draw:id="id59" presentation:style-name="a468" draw:name="Date Placeholder 1" svg:x="0.91667in" svg:y="6.95139in" svg:width="3in" svg:height="0.39931in" presentation:class="date-time" presentation:placeholder="false">
        <draw:text-box>
          <text:p text:style-name="a467" text:class-names="" text:cond-style-name=""><text:span text:style-name="a465" text:class-names=""><text:date text:fixed="false" style:data-style-name="a466">8/1/2022</text:date></text:span></text:p>
        </draw:text-box>
        <svg:title/>
        <svg:desc/>
      </draw:frame>
      <draw:frame draw:id="id60" presentation:style-name="a471" draw:name="Footer Placeholder 2" svg:x="4.41667in" svg:y="6.95139in" svg:width="4.5in" svg:height="0.39931in" presentation:class="footer" presentation:placeholder="false">
        <draw:text-box>
          <text:p text:style-name="a470" text:class-names="" text:cond-style-name=""><text:span text:style-name="a469" text:class-names=""/></text:p>
        </draw:text-box>
        <svg:title/>
        <svg:desc/>
      </draw:frame>
      <draw:frame draw:id="id61" presentation:style-name="a474" draw:name="Slide Number Placeholder 3" svg:x="9.41667in" svg:y="6.95139in" svg:width="3in" svg:height="0.39931in" presentation:class="page-number" presentation:placeholder="false">
        <draw:text-box>
          <text:p text:style-name="a473" text:class-names="" text:cond-style-name=""><text:span text:style-name="a472" text:class-names=""><text:page-number style:num-format="1" text:fixed="false"/></text:span></text:p>
        </draw:text-box>
        <svg:title/>
        <svg:desc/>
      </draw:frame>
      <presentation:notes style:page-layout-name="pageLayout2" draw:style-name="a504">
        <draw:frame draw:id="id5" presentation:style-name="a477" draw:name="Header Placeholder 1" svg:x="0in" svg:y="0in" svg:width="3.25in" svg:height="0.50174in" presentation:class="header" presentation:placeholder="false">
          <draw:text-box>
            <text:p text:style-name="a476" text:class-names="" text:cond-style-name=""><text:span text:style-name="a475" text:class-names=""/></text:p>
          </draw:text-box>
          <svg:title/>
          <svg:desc/>
        </draw:frame>
        <draw:frame draw:id="id6" presentation:style-name="a481" draw:name="Date Placeholder 2" svg:x="4.24826in" svg:y="0in" svg:width="3.25in" svg:height="0.50174in" presentation:class="date-time" presentation:placeholder="false">
          <draw:text-box>
            <text:p text:style-name="a480" text:class-names="" text:cond-style-name=""><text:span text:style-name="a478" text:class-names=""><text:date text:fixed="false" style:data-style-name="a479">8/1/2022</text:date></text:span></text:p>
          </draw:text-box>
          <svg:title/>
          <svg:desc/>
        </draw:frame>
        <draw:page-thumbnail svg:x="0.75in" svg:y="1.25in" svg:width="6in" svg:height="3.375in" presentation:class="page" draw:id="id7" presentation:style-name="a482" draw:name="Slide Image Placeholder 3">
          <svg:title/>
          <svg:desc/>
        </draw:page-thumbnail>
        <draw:frame draw:id="id8" presentation:style-name="a497" draw:name="Notes Placeholder 4" svg:x="0.75in" svg:y="4.8125in" svg:width="6in" svg:height="3.9375in" presentation:class="notes" presentation:placeholder="false">
          <draw:text-box>
            <text:p text:style-name="a484" text:class-names="" text:cond-style-name=""><text:span text:style-name="a483" text:class-names="">Click to edit Master text styles</text:span></text:p>
            <text:list text:style-name="a487">
              <text:list-item>
                <text:list text:style-name="a487">
                  <text:list-item>
                    <text:p text:style-name="a486" text:class-names="" text:cond-style-name=""><text:span text:style-name="a485" text:class-names="">Second level</text:span></text:p>
                  </text:list-item>
                </text:list>
              </text:list-item>
            </text:list>
            <text:list text:style-name="a490">
              <text:list-item>
                <text:list text:style-name="a490">
                  <text:list-item>
                    <text:list text:style-name="a490">
                      <text:list-item>
                        <text:p text:style-name="a489" text:class-names="" text:cond-style-name=""><text:span text:style-name="a488" text:class-names="">Third level</text:span></text:p>
                      </text:list-item>
                    </text:list>
                  </text:list-item>
                </text:list>
              </text:list-item>
            </text:list>
            <text:list text:style-name="a493">
              <text:list-item>
                <text:list text:style-name="a493">
                  <text:list-item>
                    <text:list text:style-name="a493">
                      <text:list-item>
                        <text:list text:style-name="a493">
                          <text:list-item>
                            <text:p text:style-name="a492" text:class-names="" text:cond-style-name=""><text:span text:style-name="a491" text:class-names="">Fourth level</text:span></text:p>
                          </text:list-item>
                        </text:list>
                      </text:list-item>
                    </text:list>
                  </text:list-item>
                </text:list>
              </text:list-item>
            </text:list>
            <text:list text:style-name="a496">
              <text:list-item>
                <text:list text:style-name="a496">
                  <text:list-item>
                    <text:list text:style-name="a496">
                      <text:list-item>
                        <text:list text:style-name="a496">
                          <text:list-item>
                            <text:list text:style-name="a496">
                              <text:list-item>
                                <text:p text:style-name="a495" text:class-names="" text:cond-style-name=""><text:span text:style-name="a494" text:class-names="">Fifth level</text:span></text:p>
                              </text:list-item>
                            </text:list>
                          </text:list-item>
                        </text:list>
                      </text:list-item>
                    </text:list>
                  </text:list-item>
                </text:list>
              </text:list-item>
            </text:list>
          </draw:text-box>
          <svg:title/>
          <svg:desc/>
        </draw:frame>
        <draw:frame draw:id="id9" presentation:style-name="a500" draw:name="Footer Placeholder 5" svg:x="0in" svg:y="9.49826in" svg:width="3.25in" svg:height="0.50174in" presentation:class="footer" presentation:placeholder="false">
          <draw:text-box>
            <text:p text:style-name="a499" text:class-names="" text:cond-style-name=""><text:span text:style-name="a498" text:class-names=""/></text:p>
          </draw:text-box>
          <svg:title/>
          <svg:desc/>
        </draw:frame>
        <draw:frame draw:id="id10" presentation:style-name="a503" draw:name="Slide Number Placeholder 6" svg:x="4.24826in" svg:y="9.49826in" svg:width="3.25in" svg:height="0.50174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master-page>
    <style:master-page style:name="Master1-Layout8-objTx-Content-with-Caption" style:page-layout-name="pageLayout1" draw:style-name="a505">
      <draw:custom-shape svg:x="0.61047in" svg:y="1.27081in" svg:width="4.09092in" svg:height="5.07802in" draw:id="id62" draw:style-name="a508" draw:name="Rectangle 8">
        <svg:title/>
        <svg:desc/>
        <text:p text:style-name="a507" text:class-names="" text:cond-style-name=""><text:span text:style-name="a506" text:class-names=""/></text:p>
        <draw:enhanced-geometry xmlns:dr3d="urn:oasis:names:tc:opendocument:xmlns:dr3d:1.0" draw:type="non-primitive" svg:viewBox="0 0 21600 21600" draw:enhanced-path="M 0 0 L 21600 0 21600 21600 0 21600 Z N"/>
      </draw:custom-shape>
      <draw:custom-shape svg:x="0.54553in" svg:y="1.76988in" svg:width="0.16in" svg:height="0.9in" draw:id="id63" draw:style-name="a511" draw:name="Rectangle 10">
        <svg:title/>
        <svg:desc/>
        <text:p text:style-name="a510" text:class-names="" text:cond-style-name=""><text:span text:style-name="a509" text:class-names=""/></text:p>
        <draw:enhanced-geometry xmlns:dr3d="urn:oasis:names:tc:opendocument:xmlns:dr3d:1.0" draw:type="non-primitive" svg:viewBox="0 0 21600 21600" draw:enhanced-path="M 0 0 L 21600 0 21600 21600 0 21600 Z N"/>
      </draw:custom-shape>
      <draw:frame draw:id="id64" presentation:style-name="a514" draw:name="Title 1" svg:x="0.95in" svg:y="1.87in" svg:width="3.39in" svg:height="1.87in" presentation:class="title" presentation:placeholder="false">
        <draw:text-box>
          <text:p text:style-name="a513" text:class-names="" text:cond-style-name=""><text:span text:style-name="a512" text:class-names="">Click to edit Master title style</text:span></text:p>
        </draw:text-box>
        <svg:title/>
        <svg:desc/>
      </draw:frame>
      <draw:frame draw:id="id65" presentation:style-name="a530" draw:name="Content Placeholder 2" svg:x="5.43in" svg:y="1.87in" svg:width="7.36in" svg:height="4.48in" presentation:class="object" presentation:placeholder="false">
        <draw:text-box>
          <text:list text:style-name="a517">
            <text:list-item>
              <text:p text:style-name="a516" text:class-names="" text:cond-style-name=""><text:span text:style-name="a515" text:class-names="">Click to edit Master text styles</text:span></text:p>
            </text:list-item>
          </text:list>
          <text:list text:style-name="a520">
            <text:list-item>
              <text:list text:style-name="a520">
                <text:list-item>
                  <text:p text:style-name="a519" text:class-names="" text:cond-style-name=""><text:span text:style-name="a518" text:class-names="">Second level</text:span></text:p>
                </text:list-item>
              </text:list>
            </text:list-item>
          </text:list>
          <text:list text:style-name="a523">
            <text:list-item>
              <text:list text:style-name="a523">
                <text:list-item>
                  <text:list text:style-name="a523">
                    <text:list-item>
                      <text:p text:style-name="a522" text:class-names="" text:cond-style-name=""><text:span text:style-name="a521" text:class-names="">Third level</text:span></text:p>
                    </text:list-item>
                  </text:list>
                </text:list-item>
              </text:list>
            </text:list-item>
          </text:list>
          <text:list text:style-name="a526">
            <text:list-item>
              <text:list text:style-name="a526">
                <text:list-item>
                  <text:list text:style-name="a526">
                    <text:list-item>
                      <text:list text:style-name="a526">
                        <text:list-item>
                          <text:p text:style-name="a525" text:class-names="" text:cond-style-name=""><text:span text:style-name="a524" text:class-names="">Fourth level</text:span></text:p>
                        </text:list-item>
                      </text:list>
                    </text:list-item>
                  </text:list>
                </text:list-item>
              </text:list>
            </text:list-item>
          </text:list>
          <text:list text:style-name="a529">
            <text:list-item>
              <text:list text:style-name="a529">
                <text:list-item>
                  <text:list text:style-name="a529">
                    <text:list-item>
                      <text:list text:style-name="a529">
                        <text:list-item>
                          <text:list text:style-name="a529">
                            <text:list-item>
                              <text:p text:style-name="a528" text:class-names="" text:cond-style-name=""><text:span text:style-name="a527" text:class-names="">Fifth level</text:span></text:p>
                            </text:list-item>
                          </text:list>
                        </text:list-item>
                      </text:list>
                    </text:list-item>
                  </text:list>
                </text:list-item>
              </text:list>
            </text:list-item>
          </text:list>
        </draw:text-box>
        <svg:title/>
        <svg:desc/>
      </draw:frame>
      <draw:frame draw:id="id66" presentation:style-name="a534" draw:name="Text Placeholder 3" svg:x="0.95in" svg:y="3.75in" svg:width="3.39in" svg:height="2.26in" presentation:class="outline" presentation:placeholder="false">
        <draw:text-box>
          <text:list text:style-name="a533">
            <text:list-item>
              <text:p text:style-name="a532" text:class-names="" text:cond-style-name=""><text:span text:style-name="a531" text:class-names="">Click to edit Master text styles</text:span></text:p>
            </text:list-item>
          </text:list>
        </draw:text-box>
        <svg:title/>
        <svg:desc/>
      </draw:frame>
      <draw:frame draw:id="id67" presentation:style-name="a538" draw:name="Date Placeholder 4" svg:x="0.95in" svg:y="6.95139in" svg:width="3in" svg:height="0.39931in" presentation:class="date-time" presentation:placeholder="false">
        <draw:text-box>
          <text:p text:style-name="a537" text:class-names="" text:cond-style-name=""><text:span text:style-name="a535" text:class-names=""><text:date text:fixed="false" style:data-style-name="a536">8/1/2022</text:date></text:span></text:p>
        </draw:text-box>
        <svg:title/>
        <svg:desc/>
      </draw:frame>
      <draw:frame draw:id="id68" presentation:style-name="a541" draw:name="Footer Placeholder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69" presentation:style-name="a544" draw:name="Slide Number Placeholder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Header Placeholder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Date Placeholder 2" svg:x="4.24826in" svg:y="0in" svg:width="3.25in" svg:height="0.50174in" presentation:class="date-time" presentation:placeholder="false">
          <draw:text-box>
            <text:p text:style-name="a550" text:class-names="" text:cond-style-name=""><text:span text:style-name="a548" text:class-names=""><text:date text:fixed="false" style:data-style-name="a549">8/1/2022</text:date></text:span></text:p>
          </draw:text-box>
          <svg:title/>
          <svg:desc/>
        </draw:frame>
        <draw:page-thumbnail svg:x="0.75in" svg:y="1.25in" svg:width="6in" svg:height="3.375in" presentation:class="page" draw:id="id7" presentation:style-name="a552" draw:name="Slide Image Placeholder 3">
          <svg:title/>
          <svg:desc/>
        </draw:page-thumbnail>
        <draw:frame draw:id="id8" presentation:style-name="a567" draw:name="Notes Placeholder 4" svg:x="0.75in" svg:y="4.8125in" svg:width="6in" svg:height="3.9375in" presentation:class="notes" presentation:placeholder="false">
          <draw:text-box>
            <text:p text:style-name="a554" text:class-names="" text:cond-style-name=""><text:span text:style-name="a553" text:class-names="">Click to 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title/>
          <svg:desc/>
        </draw:frame>
        <draw:frame draw:id="id9" presentation:style-name="a570" draw:name="Footer Placeholder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Slide Number Placeholder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9-picTx-Picture-with-Caption" style:page-layout-name="pageLayout1" draw:style-name="a575">
      <draw:custom-shape svg:x="0.61047in" svg:y="1.27081in" svg:width="4.09092in" svg:height="5.07802in" draw:id="id70" draw:style-name="a578" draw:name="Rectangle 8">
        <svg:title/>
        <svg:desc/>
        <text:p text:style-name="a577" text:class-names="" text:cond-style-name=""><text:span text:style-name="a576" text:class-names=""/></text:p>
        <draw:enhanced-geometry xmlns:dr3d="urn:oasis:names:tc:opendocument:xmlns:dr3d:1.0" draw:type="non-primitive" svg:viewBox="0 0 21600 21600" draw:enhanced-path="M 0 0 L 21600 0 21600 21600 0 21600 Z N"/>
      </draw:custom-shape>
      <draw:custom-shape svg:x="0.54553in" svg:y="1.76988in" svg:width="0.16in" svg:height="0.9in" draw:id="id71" draw:style-name="a581" draw:name="Rectangle 10">
        <svg:title/>
        <svg:desc/>
        <text:p text:style-name="a580" text:class-names="" text:cond-style-name=""><text:span text:style-name="a579" text:class-names=""/></text:p>
        <draw:enhanced-geometry xmlns:dr3d="urn:oasis:names:tc:opendocument:xmlns:dr3d:1.0" draw:type="non-primitive" svg:viewBox="0 0 21600 21600" draw:enhanced-path="M 0 0 L 21600 0 21600 21600 0 21600 Z N"/>
      </draw:custom-shape>
      <draw:frame draw:id="id72" presentation:style-name="a584" draw:name="Title 1" svg:x="0.95in" svg:y="1.87in" svg:width="3.39in" svg:height="1.87in" presentation:class="title" presentation:placeholder="false">
        <draw:text-box>
          <text:p text:style-name="a583" text:class-names="" text:cond-style-name=""><text:span text:style-name="a582" text:class-names="">Click to edit Master title style</text:span></text:p>
        </draw:text-box>
        <svg:title/>
        <svg:desc/>
      </draw:frame>
      <draw:frame draw:id="id73" presentation:style-name="a587" draw:name="Picture Placeholder 2" svg:x="5.43in" svg:y="1.27in" svg:width="7.36in" svg:height="5.08in" presentation:class="graphic" presentation:placeholder="false">
        <draw:text-box>
          <text:p text:style-name="a586" text:class-names="" text:cond-style-name=""><text:span text:style-name="a585" text:class-names="">Click icon to add picture</text:span></text:p>
        </draw:text-box>
        <svg:title/>
        <svg:desc/>
      </draw:frame>
      <draw:frame draw:id="id74" presentation:style-name="a591" draw:name="Text Placeholder 3" svg:x="0.95in" svg:y="3.76in" svg:width="3.39in" svg:height="2.25in" presentation:class="outline" presentation:placeholder="false">
        <draw:text-box>
          <text:list text:style-name="a590">
            <text:list-item>
              <text:p text:style-name="a589" text:class-names="" text:cond-style-name=""><text:span text:style-name="a588" text:class-names="">Click to edit Master text styles</text:span></text:p>
            </text:list-item>
          </text:list>
        </draw:text-box>
        <svg:title/>
        <svg:desc/>
      </draw:frame>
      <draw:frame draw:id="id75" presentation:style-name="a595" draw:name="Date Placeholder 4" svg:x="0.95in" svg:y="6.95139in" svg:width="3in" svg:height="0.39931in" presentation:class="date-time" presentation:placeholder="false">
        <draw:text-box>
          <text:p text:style-name="a594" text:class-names="" text:cond-style-name=""><text:span text:style-name="a592" text:class-names=""><text:date text:fixed="false" style:data-style-name="a593">8/1/2022</text:date></text:span></text:p>
        </draw:text-box>
        <svg:title/>
        <svg:desc/>
      </draw:frame>
      <draw:frame draw:id="id76" presentation:style-name="a598" draw:name="Footer Placeholder 5" svg:x="4.41667in" svg:y="6.95139in" svg:width="4.5in" svg:height="0.39931in" presentation:class="footer" presentation:placeholder="false">
        <draw:text-box>
          <text:p text:style-name="a597" text:class-names="" text:cond-style-name=""><text:span text:style-name="a596" text:class-names=""/></text:p>
        </draw:text-box>
        <svg:title/>
        <svg:desc/>
      </draw:frame>
      <draw:frame draw:id="id77" presentation:style-name="a601" draw:name="Slide Number Placeholder 6" svg:x="9.41667in" svg:y="6.95139in" svg:width="3in" svg:height="0.39931in" presentation:class="page-number" presentation:placeholder="false">
        <draw:text-box>
          <text:p text:style-name="a600" text:class-names="" text:cond-style-name=""><text:span text:style-name="a599" text:class-names=""><text:page-number style:num-format="1" text:fixed="false"/></text:span></text:p>
        </draw:text-box>
        <svg:title/>
        <svg:desc/>
      </draw:frame>
      <presentation:notes style:page-layout-name="pageLayout2" draw:style-name="a631">
        <draw:frame draw:id="id5" presentation:style-name="a604" draw:name="Header Placeholder 1" svg:x="0in" svg:y="0in" svg:width="3.25in" svg:height="0.50174in" presentation:class="header" presentation:placeholder="false">
          <draw:text-box>
            <text:p text:style-name="a603" text:class-names="" text:cond-style-name=""><text:span text:style-name="a602" text:class-names=""/></text:p>
          </draw:text-box>
          <svg:title/>
          <svg:desc/>
        </draw:frame>
        <draw:frame draw:id="id6" presentation:style-name="a608" draw:name="Date Placeholder 2" svg:x="4.24826in" svg:y="0in" svg:width="3.25in" svg:height="0.50174in" presentation:class="date-time" presentation:placeholder="false">
          <draw:text-box>
            <text:p text:style-name="a607" text:class-names="" text:cond-style-name=""><text:span text:style-name="a605" text:class-names=""><text:date text:fixed="false" style:data-style-name="a606">8/1/2022</text:date></text:span></text:p>
          </draw:text-box>
          <svg:title/>
          <svg:desc/>
        </draw:frame>
        <draw:page-thumbnail svg:x="0.75in" svg:y="1.25in" svg:width="6in" svg:height="3.375in" presentation:class="page" draw:id="id7" presentation:style-name="a609" draw:name="Slide Image Placeholder 3">
          <svg:title/>
          <svg:desc/>
        </draw:page-thumbnail>
        <draw:frame draw:id="id8" presentation:style-name="a624" draw:name="Notes Placeholder 4" svg:x="0.75in" svg:y="4.8125in" svg:width="6in" svg:height="3.9375in" presentation:class="notes" presentation:placeholder="false">
          <draw:text-box>
            <text:p text:style-name="a611" text:class-names="" text:cond-style-name=""><text:span text:style-name="a610" text:class-names="">Click to edit Master text styles</text:span></text:p>
            <text:list text:style-name="a614">
              <text:list-item>
                <text:list text:style-name="a614">
                  <text:list-item>
                    <text:p text:style-name="a613" text:class-names="" text:cond-style-name=""><text:span text:style-name="a612" text:class-names="">Second level</text:span></text:p>
                  </text:list-item>
                </text:list>
              </text:list-item>
            </text:list>
            <text:list text:style-name="a617">
              <text:list-item>
                <text:list text:style-name="a617">
                  <text:list-item>
                    <text:list text:style-name="a617">
                      <text:list-item>
                        <text:p text:style-name="a616" text:class-names="" text:cond-style-name=""><text:span text:style-name="a615" text:class-names="">Third level</text:span></text:p>
                      </text:list-item>
                    </text:list>
                  </text:list-item>
                </text:list>
              </text:list-item>
            </text:list>
            <text:list text:style-name="a620">
              <text:list-item>
                <text:list text:style-name="a620">
                  <text:list-item>
                    <text:list text:style-name="a620">
                      <text:list-item>
                        <text:list text:style-name="a620">
                          <text:list-item>
                            <text:p text:style-name="a619" text:class-names="" text:cond-style-name=""><text:span text:style-name="a618" text:class-names="">Fourth level</text:span></text:p>
                          </text:list-item>
                        </text:list>
                      </text:list-item>
                    </text:list>
                  </text:list-item>
                </text:list>
              </text:list-item>
            </text:list>
            <text:list text:style-name="a623">
              <text:list-item>
                <text:list text:style-name="a623">
                  <text:list-item>
                    <text:list text:style-name="a623">
                      <text:list-item>
                        <text:list text:style-name="a623">
                          <text:list-item>
                            <text:list text:style-name="a623">
                              <text:list-item>
                                <text:p text:style-name="a622" text:class-names="" text:cond-style-name=""><text:span text:style-name="a621" text:class-names="">Fifth level</text:span></text:p>
                              </text:list-item>
                            </text:list>
                          </text:list-item>
                        </text:list>
                      </text:list-item>
                    </text:list>
                  </text:list-item>
                </text:list>
              </text:list-item>
            </text:list>
          </draw:text-box>
          <svg:title/>
          <svg:desc/>
        </draw:frame>
        <draw:frame draw:id="id9" presentation:style-name="a627" draw:name="Footer Placeholder 5" svg:x="0in" svg:y="9.49826in" svg:width="3.25in" svg:height="0.50174in" presentation:class="footer" presentation:placeholder="false">
          <draw:text-box>
            <text:p text:style-name="a626" text:class-names="" text:cond-style-name=""><text:span text:style-name="a625" text:class-names=""/></text:p>
          </draw:text-box>
          <svg:title/>
          <svg:desc/>
        </draw:frame>
        <draw:frame draw:id="id10" presentation:style-name="a630" draw:name="Slide Number Placeholder 6" svg:x="4.24826in" svg:y="9.49826in" svg:width="3.25in" svg:height="0.50174in" presentation:class="page-number" presentation:placeholder="false">
          <draw:text-box>
            <text:p text:style-name="a629" text:class-names="" text:cond-style-name=""><text:span text:style-name="a628" text:class-names=""><text:page-number style:num-format="1" text:fixed="false"/></text:span></text:p>
          </draw:text-box>
          <svg:title/>
          <svg:desc/>
        </draw:frame>
      </presentation:notes>
    </style:master-page>
    <style:master-page style:name="Master1-Layout10-vertTx-Title-and-Vertical-Text" style:page-layout-name="pageLayout1" draw:style-name="a632">
      <draw:frame draw:id="id78" presentation:style-name="a635" draw:name="Title 1" svg:x="0.91667in" svg:y="0.39931in" svg:width="11.5in" svg:height="1.44965in" presentation:class="title" presentation:placeholder="false">
        <draw:text-box>
          <text:p text:style-name="a634" text:class-names="" text:cond-style-name=""><text:span text:style-name="a633" text:class-names="">Click to edit Master title style</text:span></text:p>
        </draw:text-box>
        <svg:title/>
        <svg:desc/>
      </draw:frame>
      <draw:frame draw:id="id79" presentation:style-name="a651" draw:name="Vertical Text Placeholder 2" svg:x="0.91667in" svg:y="1.99653in" svg:width="11.5in" svg:height="4.75868in" presentation:class="outline" presentation:placeholder="false">
        <draw:text-box>
          <text:list text:style-name="a638">
            <text:list-item>
              <text:p text:style-name="a637" text:class-names="" text:cond-style-name=""><text:span text:style-name="a636" text:class-names="">Click to edit Master text styles</text:span></text:p>
            </text:list-item>
          </text:list>
          <text:list text:style-name="a641">
            <text:list-item>
              <text:list text:style-name="a641">
                <text:list-item>
                  <text:p text:style-name="a640" text:class-names="" text:cond-style-name=""><text:span text:style-name="a639" text:class-names="">Second level</text:span></text:p>
                </text:list-item>
              </text:list>
            </text:list-item>
          </text:list>
          <text:list text:style-name="a644">
            <text:list-item>
              <text:list text:style-name="a644">
                <text:list-item>
                  <text:list text:style-name="a644">
                    <text:list-item>
                      <text:p text:style-name="a643" text:class-names="" text:cond-style-name=""><text:span text:style-name="a642" text:class-names="">Third level</text:span></text:p>
                    </text:list-item>
                  </text:list>
                </text:list-item>
              </text:list>
            </text:list-item>
          </text:list>
          <text:list text:style-name="a647">
            <text:list-item>
              <text:list text:style-name="a647">
                <text:list-item>
                  <text:list text:style-name="a647">
                    <text:list-item>
                      <text:list text:style-name="a647">
                        <text:list-item>
                          <text:p text:style-name="a646" text:class-names="" text:cond-style-name=""><text:span text:style-name="a645" text:class-names="">Fourth level</text:span></text:p>
                        </text:list-item>
                      </text:list>
                    </text:list-item>
                  </text:list>
                </text:list-item>
              </text:list>
            </text:list-item>
          </text:list>
          <text:list text:style-name="a650">
            <text:list-item>
              <text:list text:style-name="a650">
                <text:list-item>
                  <text:list text:style-name="a650">
                    <text:list-item>
                      <text:list text:style-name="a650">
                        <text:list-item>
                          <text:list text:style-name="a650">
                            <text:list-item>
                              <text:p text:style-name="a649" text:class-names="" text:cond-style-name=""><text:span text:style-name="a648" text:class-names="">Fifth level</text:span></text:p>
                            </text:list-item>
                          </text:list>
                        </text:list-item>
                      </text:list>
                    </text:list-item>
                  </text:list>
                </text:list-item>
              </text:list>
            </text:list-item>
          </text:list>
        </draw:text-box>
        <svg:title/>
        <svg:desc/>
      </draw:frame>
      <draw:frame draw:id="id80" presentation:style-name="a655" draw:name="Date Placeholder 3" svg:x="0.91667in" svg:y="6.95139in" svg:width="3in" svg:height="0.39931in" presentation:class="date-time" presentation:placeholder="false">
        <draw:text-box>
          <text:p text:style-name="a654" text:class-names="" text:cond-style-name=""><text:span text:style-name="a652" text:class-names=""><text:date text:fixed="false" style:data-style-name="a653">8/1/2022</text:date></text:span></text:p>
        </draw:text-box>
        <svg:title/>
        <svg:desc/>
      </draw:frame>
      <draw:frame draw:id="id81" presentation:style-name="a658" draw:name="Footer Placeholder 4" svg:x="4.41667in" svg:y="6.95139in" svg:width="4.5in" svg:height="0.39931in" presentation:class="footer" presentation:placeholder="false">
        <draw:text-box>
          <text:p text:style-name="a657" text:class-names="" text:cond-style-name=""><text:span text:style-name="a656" text:class-names=""/></text:p>
        </draw:text-box>
        <svg:title/>
        <svg:desc/>
      </draw:frame>
      <draw:frame draw:id="id82" presentation:style-name="a661" draw:name="Slide Number Placeholder 5" svg:x="9.41667in" svg:y="6.95139in" svg:width="3in" svg:height="0.39931in" presentation:class="page-number" presentation:placeholder="false">
        <draw:text-box>
          <text:p text:style-name="a660" text:class-names="" text:cond-style-name=""><text:span text:style-name="a659" text:class-names=""><text:page-number style:num-format="1" text:fixed="false"/></text:span></text:p>
        </draw:text-box>
        <svg:title/>
        <svg:desc/>
      </draw:frame>
      <presentation:notes style:page-layout-name="pageLayout2" draw:style-name="a691">
        <draw:frame draw:id="id5" presentation:style-name="a664" draw:name="Header Placeholder 1" svg:x="0in" svg:y="0in" svg:width="3.25in" svg:height="0.50174in" presentation:class="header" presentation:placeholder="false">
          <draw:text-box>
            <text:p text:style-name="a663" text:class-names="" text:cond-style-name=""><text:span text:style-name="a662" text:class-names=""/></text:p>
          </draw:text-box>
          <svg:title/>
          <svg:desc/>
        </draw:frame>
        <draw:frame draw:id="id6" presentation:style-name="a668" draw:name="Date Placeholder 2" svg:x="4.24826in" svg:y="0in" svg:width="3.25in" svg:height="0.50174in" presentation:class="date-time" presentation:placeholder="false">
          <draw:text-box>
            <text:p text:style-name="a667" text:class-names="" text:cond-style-name=""><text:span text:style-name="a665" text:class-names=""><text:date text:fixed="false" style:data-style-name="a666">8/1/2022</text:date></text:span></text:p>
          </draw:text-box>
          <svg:title/>
          <svg:desc/>
        </draw:frame>
        <draw:page-thumbnail svg:x="0.75in" svg:y="1.25in" svg:width="6in" svg:height="3.375in" presentation:class="page" draw:id="id7" presentation:style-name="a669" draw:name="Slide Image Placeholder 3">
          <svg:title/>
          <svg:desc/>
        </draw:page-thumbnail>
        <draw:frame draw:id="id8" presentation:style-name="a684" draw:name="Notes Placeholder 4" svg:x="0.75in" svg:y="4.8125in" svg:width="6in" svg:height="3.9375in" presentation:class="notes" presentation:placeholder="false">
          <draw:text-box>
            <text:p text:style-name="a671" text:class-names="" text:cond-style-name=""><text:span text:style-name="a670" text:class-names="">Click to edit Master text styles</text:span></text:p>
            <text:list text:style-name="a674">
              <text:list-item>
                <text:list text:style-name="a674">
                  <text:list-item>
                    <text:p text:style-name="a673" text:class-names="" text:cond-style-name=""><text:span text:style-name="a672" text:class-names="">Second level</text:span></text:p>
                  </text:list-item>
                </text:list>
              </text:list-item>
            </text:list>
            <text:list text:style-name="a677">
              <text:list-item>
                <text:list text:style-name="a677">
                  <text:list-item>
                    <text:list text:style-name="a677">
                      <text:list-item>
                        <text:p text:style-name="a676" text:class-names="" text:cond-style-name=""><text:span text:style-name="a675" text:class-names="">Third level</text:span></text:p>
                      </text:list-item>
                    </text:list>
                  </text:list-item>
                </text:list>
              </text:list-item>
            </text:list>
            <text:list text:style-name="a680">
              <text:list-item>
                <text:list text:style-name="a680">
                  <text:list-item>
                    <text:list text:style-name="a680">
                      <text:list-item>
                        <text:list text:style-name="a680">
                          <text:list-item>
                            <text:p text:style-name="a679" text:class-names="" text:cond-style-name=""><text:span text:style-name="a678" text:class-names="">Fourth level</text:span></text:p>
                          </text:list-item>
                        </text:list>
                      </text:list-item>
                    </text:list>
                  </text:list-item>
                </text:list>
              </text:list-item>
            </text:list>
            <text:list text:style-name="a683">
              <text:list-item>
                <text:list text:style-name="a683">
                  <text:list-item>
                    <text:list text:style-name="a683">
                      <text:list-item>
                        <text:list text:style-name="a683">
                          <text:list-item>
                            <text:list text:style-name="a683">
                              <text:list-item>
                                <text:p text:style-name="a682" text:class-names="" text:cond-style-name=""><text:span text:style-name="a681" text:class-names="">Fifth level</text:span></text:p>
                              </text:list-item>
                            </text:list>
                          </text:list-item>
                        </text:list>
                      </text:list-item>
                    </text:list>
                  </text:list-item>
                </text:list>
              </text:list-item>
            </text:list>
          </draw:text-box>
          <svg:title/>
          <svg:desc/>
        </draw:frame>
        <draw:frame draw:id="id9" presentation:style-name="a687" draw:name="Footer Placeholder 5" svg:x="0in" svg:y="9.49826in" svg:width="3.25in" svg:height="0.50174in" presentation:class="footer" presentation:placeholder="false">
          <draw:text-box>
            <text:p text:style-name="a686" text:class-names="" text:cond-style-name=""><text:span text:style-name="a685" text:class-names=""/></text:p>
          </draw:text-box>
          <svg:title/>
          <svg:desc/>
        </draw:frame>
        <draw:frame draw:id="id10" presentation:style-name="a690" draw:name="Slide Number Placeholder 6" svg:x="4.24826in" svg:y="9.49826in" svg:width="3.25in" svg:height="0.50174in" presentation:class="page-number" presentation:placeholder="false">
          <draw:text-box>
            <text:p text:style-name="a689" text:class-names="" text:cond-style-name=""><text:span text:style-name="a688" text:class-names=""><text:page-number style:num-format="1" text:fixed="false"/></text:span></text:p>
          </draw:text-box>
          <svg:title/>
          <svg:desc/>
        </draw:frame>
      </presentation:notes>
    </style:master-page>
    <style:master-page style:name="Master1-Layout11-vertTitleAndTx-Vertical-Title-and-Text" style:page-layout-name="pageLayout1" draw:style-name="a692">
      <draw:frame draw:id="id83" presentation:style-name="a695" draw:name="Vertical Title 1" svg:x="9.54167in" svg:y="0.39931in" svg:width="2.875in" svg:height="6.3559in" presentation:class="title" presentation:placeholder="false">
        <draw:text-box>
          <text:p text:style-name="a694" text:class-names="" text:cond-style-name=""><text:span text:style-name="a693" text:class-names="">Click to edit Master title style</text:span></text:p>
        </draw:text-box>
        <svg:title/>
        <svg:desc/>
      </draw:frame>
      <draw:frame draw:id="id84" presentation:style-name="a711" draw:name="Vertical Text Placeholder 2" svg:x="0.91667in" svg:y="0.39931in" svg:width="8.45833in" svg:height="6.3559in" presentation:class="outline" presentation:placeholder="false">
        <draw:text-box>
          <text:list text:style-name="a698">
            <text:list-item>
              <text:p text:style-name="a697" text:class-names="" text:cond-style-name=""><text:span text:style-name="a696" text:class-names="">Click to edit Master text styles</text:span></text:p>
            </text:list-item>
          </text:list>
          <text:list text:style-name="a701">
            <text:list-item>
              <text:list text:style-name="a701">
                <text:list-item>
                  <text:p text:style-name="a700" text:class-names="" text:cond-style-name=""><text:span text:style-name="a699" text:class-names="">Second level</text:span></text:p>
                </text:list-item>
              </text:list>
            </text:list-item>
          </text:list>
          <text:list text:style-name="a704">
            <text:list-item>
              <text:list text:style-name="a704">
                <text:list-item>
                  <text:list text:style-name="a704">
                    <text:list-item>
                      <text:p text:style-name="a703" text:class-names="" text:cond-style-name=""><text:span text:style-name="a702" text:class-names="">Third level</text:span></text:p>
                    </text:list-item>
                  </text:list>
                </text:list-item>
              </text:list>
            </text:list-item>
          </text:list>
          <text:list text:style-name="a707">
            <text:list-item>
              <text:list text:style-name="a707">
                <text:list-item>
                  <text:list text:style-name="a707">
                    <text:list-item>
                      <text:list text:style-name="a707">
                        <text:list-item>
                          <text:p text:style-name="a706" text:class-names="" text:cond-style-name=""><text:span text:style-name="a705" text:class-names="">Fourth level</text:span></text:p>
                        </text:list-item>
                      </text:list>
                    </text:list-item>
                  </text:list>
                </text:list-item>
              </text:list>
            </text:list-item>
          </text:list>
          <text:list text:style-name="a710">
            <text:list-item>
              <text:list text:style-name="a710">
                <text:list-item>
                  <text:list text:style-name="a710">
                    <text:list-item>
                      <text:list text:style-name="a710">
                        <text:list-item>
                          <text:list text:style-name="a710">
                            <text:list-item>
                              <text:p text:style-name="a709" text:class-names="" text:cond-style-name=""><text:span text:style-name="a708" text:class-names="">Fifth level</text:span></text:p>
                            </text:list-item>
                          </text:list>
                        </text:list-item>
                      </text:list>
                    </text:list-item>
                  </text:list>
                </text:list-item>
              </text:list>
            </text:list-item>
          </text:list>
        </draw:text-box>
        <svg:title/>
        <svg:desc/>
      </draw:frame>
      <draw:frame draw:id="id85" presentation:style-name="a715" draw:name="Date Placeholder 3" svg:x="0.91667in" svg:y="6.95139in" svg:width="3in" svg:height="0.39931in" presentation:class="date-time" presentation:placeholder="false">
        <draw:text-box>
          <text:p text:style-name="a714" text:class-names="" text:cond-style-name=""><text:span text:style-name="a712" text:class-names=""><text:date text:fixed="false" style:data-style-name="a713">8/1/2022</text:date></text:span></text:p>
        </draw:text-box>
        <svg:title/>
        <svg:desc/>
      </draw:frame>
      <draw:frame draw:id="id86" presentation:style-name="a718" draw:name="Footer Placeholder 4" svg:x="4.41667in" svg:y="6.95139in" svg:width="4.5in" svg:height="0.39931in" presentation:class="footer" presentation:placeholder="false">
        <draw:text-box>
          <text:p text:style-name="a717" text:class-names="" text:cond-style-name=""><text:span text:style-name="a716" text:class-names=""/></text:p>
        </draw:text-box>
        <svg:title/>
        <svg:desc/>
      </draw:frame>
      <draw:frame draw:id="id87" presentation:style-name="a721" draw:name="Slide Number Placeholder 5" svg:x="9.41667in" svg:y="6.95139in" svg:width="3in" svg:height="0.39931in" presentation:class="page-number" presentation:placeholder="false">
        <draw:text-box>
          <text:p text:style-name="a720" text:class-names="" text:cond-style-name=""><text:span text:style-name="a719" text:class-names=""><text:page-number style:num-format="1" text:fixed="false"/></text:span></text:p>
        </draw:text-box>
        <svg:title/>
        <svg:desc/>
      </draw:frame>
      <presentation:notes style:page-layout-name="pageLayout2" draw:style-name="a751">
        <draw:frame draw:id="id5" presentation:style-name="a724" draw:name="Header Placeholder 1" svg:x="0in" svg:y="0in" svg:width="3.25in" svg:height="0.50174in" presentation:class="header" presentation:placeholder="false">
          <draw:text-box>
            <text:p text:style-name="a723" text:class-names="" text:cond-style-name=""><text:span text:style-name="a722" text:class-names=""/></text:p>
          </draw:text-box>
          <svg:title/>
          <svg:desc/>
        </draw:frame>
        <draw:frame draw:id="id6" presentation:style-name="a728" draw:name="Date Placeholder 2" svg:x="4.24826in" svg:y="0in" svg:width="3.25in" svg:height="0.50174in" presentation:class="date-time" presentation:placeholder="false">
          <draw:text-box>
            <text:p text:style-name="a727" text:class-names="" text:cond-style-name=""><text:span text:style-name="a725" text:class-names=""><text:date text:fixed="false" style:data-style-name="a726">8/1/2022</text:date></text:span></text:p>
          </draw:text-box>
          <svg:title/>
          <svg:desc/>
        </draw:frame>
        <draw:page-thumbnail svg:x="0.75in" svg:y="1.25in" svg:width="6in" svg:height="3.375in" presentation:class="page" draw:id="id7" presentation:style-name="a729" draw:name="Slide Image Placeholder 3">
          <svg:title/>
          <svg:desc/>
        </draw:page-thumbnail>
        <draw:frame draw:id="id8" presentation:style-name="a744" draw:name="Notes Placeholder 4" svg:x="0.75in" svg:y="4.8125in" svg:width="6in" svg:height="3.9375in" presentation:class="notes" presentation:placeholder="false">
          <draw:text-box>
            <text:p text:style-name="a731" text:class-names="" text:cond-style-name=""><text:span text:style-name="a730" text:class-names="">Click to edit Master text styles</text:span></text:p>
            <text:list text:style-name="a734">
              <text:list-item>
                <text:list text:style-name="a734">
                  <text:list-item>
                    <text:p text:style-name="a733" text:class-names="" text:cond-style-name=""><text:span text:style-name="a732" text:class-names="">Second level</text:span></text:p>
                  </text:list-item>
                </text:list>
              </text:list-item>
            </text:list>
            <text:list text:style-name="a737">
              <text:list-item>
                <text:list text:style-name="a737">
                  <text:list-item>
                    <text:list text:style-name="a737">
                      <text:list-item>
                        <text:p text:style-name="a736" text:class-names="" text:cond-style-name=""><text:span text:style-name="a735" text:class-names="">Third level</text:span></text:p>
                      </text:list-item>
                    </text:list>
                  </text:list-item>
                </text:list>
              </text:list-item>
            </text:list>
            <text:list text:style-name="a740">
              <text:list-item>
                <text:list text:style-name="a740">
                  <text:list-item>
                    <text:list text:style-name="a740">
                      <text:list-item>
                        <text:list text:style-name="a740">
                          <text:list-item>
                            <text:p text:style-name="a739" text:class-names="" text:cond-style-name=""><text:span text:style-name="a738" text:class-names="">Fourth level</text:span></text:p>
                          </text:list-item>
                        </text:list>
                      </text:list-item>
                    </text:list>
                  </text:list-item>
                </text:list>
              </text:list-item>
            </text:list>
            <text:list text:style-name="a743">
              <text:list-item>
                <text:list text:style-name="a743">
                  <text:list-item>
                    <text:list text:style-name="a743">
                      <text:list-item>
                        <text:list text:style-name="a743">
                          <text:list-item>
                            <text:list text:style-name="a743">
                              <text:list-item>
                                <text:p text:style-name="a742" text:class-names="" text:cond-style-name=""><text:span text:style-name="a741" text:class-names="">Fifth level</text:span></text:p>
                              </text:list-item>
                            </text:list>
                          </text:list-item>
                        </text:list>
                      </text:list-item>
                    </text:list>
                  </text:list-item>
                </text:list>
              </text:list-item>
            </text:list>
          </draw:text-box>
          <svg:title/>
          <svg:desc/>
        </draw:frame>
        <draw:frame draw:id="id9" presentation:style-name="a747" draw:name="Footer Placeholder 5" svg:x="0in" svg:y="9.49826in" svg:width="3.25in" svg:height="0.50174in" presentation:class="footer" presentation:placeholder="false">
          <draw:text-box>
            <text:p text:style-name="a746" text:class-names="" text:cond-style-name=""><text:span text:style-name="a745" text:class-names=""/></text:p>
          </draw:text-box>
          <svg:title/>
          <svg:desc/>
        </draw:frame>
        <draw:frame draw:id="id10" presentation:style-name="a750" draw:name="Slide Number Placeholder 6" svg:x="4.24826in" svg:y="9.49826in" svg:width="3.25in" svg:height="0.50174in" presentation:class="page-number" presentation:placeholder="false">
          <draw:text-box>
            <text:p text:style-name="a749" text:class-names="" text:cond-style-name=""><text:span text:style-name="a74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GENERIC PLANNER </dc:title>
    <meta:initial-creator>p16161@unipi.gr</meta:initial-creator>
    <dc:creator>Dimos Kap</dc:creator>
    <meta:creation-date>2021-07-25T20:39:08Z</meta:creation-date>
    <dc:date>2022-08-01T15:00:34Z</dc:date>
    <meta:template xlink:href="Ion" xlink:type="simple"/>
    <meta:editing-cycles>3</meta:editing-cycles>
    <meta:editing-duration>PT4661S</meta:editing-duration>
    <meta:document-statistic meta:paragraph-count="52" meta:word-count="595"/>
  </office:meta>
</office:document-meta>
</file>